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Pivot_20_Table_20_Corner">
      <style:table-cell-properties fo:border-bottom="none" fo:border-left="none" fo:border-right="none" fo:border-top="2.01pt solid #000000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9" style:family="table-cell" style:parent-style-name="Default">
      <style:table-cell-properties fo:background-color="#ffff00"/>
      <style:text-properties fo:color="#c9211e"/>
    </style:style>
    <style:style style:name="ce20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c9211e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Value" style:data-style-name="N0">
      <style:table-cell-properties fo:border-bottom="none" fo:background-color="#ffff00" fo:border-left="0.99pt solid #000000" fo:border-right="none" fo:border-top="none"/>
      <style:text-properties fo:color="#c9211e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0">
      <style:table-cell-properties fo:border-bottom="none" fo:background-color="#ffff00" fo:border-left="none" fo:border-right="2.01pt solid #000000" fo:border-top="none"/>
      <style:text-properties fo:color="#c9211e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8" style:family="table-cell" style:parent-style-name="Pivot_20_Table_20_Corner">
      <style:table-cell-properties fo:border-bottom="none" fo:border-left="none" fo:border-right="none" fo:border-top="2.01pt solid #000000"/>
    </style:style>
    <style:style style:name="ce79" style:family="table-cell" style:parent-style-name="Pivot_20_Table_20_Field">
      <style:table-cell-properties fo:border="0.99pt solid #000000"/>
    </style:style>
    <style:style style:name="ce80" style:family="table-cell" style:parent-style-name="Pivot_20_Table_20_Category" style:data-style-name="N0">
      <style:table-cell-properties fo:border="0.99pt solid #000000"/>
    </style:style>
    <style:style style:name="ce8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8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6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8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0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9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92" style:family="table-cell" style:parent-style-name="Default">
      <style:table-cell-properties fo:background-color="#ffff00"/>
      <style:text-properties fo:color="#c9211e"/>
    </style:style>
    <style:style style:name="ce93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c9211e"/>
    </style:style>
    <style:style style:name="ce9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98" style:family="table-cell" style:parent-style-name="Pivot_20_Table_20_Value" style:data-style-name="N0">
      <style:table-cell-properties fo:border-bottom="none" fo:background-color="#ffff00" fo:border-left="0.99pt solid #000000" fo:border-right="none" fo:border-top="none"/>
      <style:text-properties fo:color="#c9211e"/>
    </style:style>
    <style:style style:name="ce9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0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2" style:family="table-cell" style:parent-style-name="Pivot_20_Table_20_Value" style:data-style-name="N0">
      <style:table-cell-properties fo:border-bottom="none" fo:background-color="#ffff00" fo:border-left="none" fo:border-right="2.01pt solid #000000" fo:border-top="none"/>
      <style:text-properties fo:color="#c9211e"/>
    </style:style>
    <style:style style:name="ce10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0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0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f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od</text:p>
          </table:table-cell>
          <table:table-cell office:value-type="string" calcext:value-type="string">
            <text:p>klasa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płeć</text:p>
          </table:table-cell>
          <table:table-cell office:value-type="string" calcext:value-type="string">
            <text:p>ocena</text:p>
          </table:table-cell>
          <table:table-cell office:value-type="string" calcext:value-type="string">
            <text:p>waga</text:p>
          </table:table-cell>
          <table:table-cell office:value-type="string" calcext:value-type="string">
            <text:p>Ocena * wag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2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2]*[.G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3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]*[.G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4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]*[.G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5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5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5]*[.G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6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]*[.G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7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7]*[.G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8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]*[.G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LEFT([.A9]; 1)" office:value-type="string" office:string-value="A" calcext:value-type="string">
            <text:p>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Kosiewicz</text:p>
          </table:table-cell>
          <table:table-cell table:formula="of:=IF(RIGHT([.C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]*[.G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10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1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]*[.G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11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1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1]*[.G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LEFT([.A12]; 1)" office:value-type="string" office:string-value="A" calcext:value-type="string">
            <text:p>A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Kotwicz</text:p>
          </table:table-cell>
          <table:table-cell table:formula="of:=IF(RIGHT([.C1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2]*[.G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13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13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13]*[.G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LEFT([.A14]; 1)" office:value-type="string" office:string-value="A" calcext:value-type="string">
            <text:p>A</text:p>
          </table:table-cell>
          <table:table-cell office:value-type="string" calcext:value-type="string">
            <text:p>Bartek</text:p>
          </table:table-cell>
          <table:table-cell office:value-type="string" calcext:value-type="string">
            <text:p>Kus</text:p>
          </table:table-cell>
          <table:table-cell table:formula="of:=IF(RIGHT([.C1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4]*[.G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15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1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5]*[.G1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formula="of:=LEFT([.A16]; 1)" office:value-type="string" office:string-value="A" calcext:value-type="string">
            <text:p>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łolepsza</text:p>
          </table:table-cell>
          <table:table-cell table:formula="of:=IF(RIGHT([.C1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6]*[.G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17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1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17]*[.G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18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1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18]*[.G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19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1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19]*[.G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20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2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20]*[.G2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21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2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21]*[.G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22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2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22]*[.G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23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2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23]*[.G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24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2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24]*[.G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25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2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25]*[.G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26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2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26]*[.G2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27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2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27]*[.G2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28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2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28]*[.G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29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2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29]*[.G2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30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3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0]*[.G3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31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3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1]*[.G3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32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3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2]*[.G3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33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3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33]*[.G3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LEFT([.A34]; 1)" office:value-type="string" office:string-value="B" calcext:value-type="string">
            <text:p>B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Dawidek</text:p>
          </table:table-cell>
          <table:table-cell table:formula="of:=IF(RIGHT([.C34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34]*[.G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35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3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5]*[.G3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36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3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36]*[.G3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37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3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7]*[.G3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38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3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38]*[.G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formula="of:=LEFT([.A39]; 1)" office:value-type="string" office:string-value="B" calcext:value-type="string">
            <text:p>B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Gadocha</text:p>
          </table:table-cell>
          <table:table-cell table:formula="of:=IF(RIGHT([.C3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9]*[.G3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40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4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0]*[.G4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41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4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1]*[.G4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42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4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42]*[.G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table:formula="of:=LEFT([.A43]; 1)" office:value-type="string" office:string-value="B" calcext:value-type="string">
            <text:p>B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limowicz</text:p>
          </table:table-cell>
          <table:table-cell table:formula="of:=IF(RIGHT([.C4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43]*[.G4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table:formula="of:=LEFT([.A44]; 1)" office:value-type="string" office:string-value="B" calcext:value-type="string">
            <text:p>B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44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44]*[.G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45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4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5]*[.G4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46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4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6]*[.G4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47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4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47]*[.G4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table:formula="of:=LEFT([.A48]; 1)" office:value-type="string" office:string-value="B" calcext:value-type="string">
            <text:p>B</text:p>
          </table:table-cell>
          <table:table-cell office:value-type="string" calcext:value-type="string">
            <text:p>Bogna</text:p>
          </table:table-cell>
          <table:table-cell office:value-type="string" calcext:value-type="string">
            <text:p>Musiał</text:p>
          </table:table-cell>
          <table:table-cell table:formula="of:=IF(RIGHT([.C4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48]*[.G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49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4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9]*[.G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50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5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0]*[.G5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51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5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1]*[.G5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52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52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52]*[.G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53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5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3]*[.G5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table:formula="of:=LEFT([.A54]; 1)" office:value-type="string" office:string-value="B" calcext:value-type="string">
            <text:p>B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iśnia</text:p>
          </table:table-cell>
          <table:table-cell table:formula="of:=IF(RIGHT([.C5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54]*[.G5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55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5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55]*[.G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56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5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56]*[.G5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57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5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7]*[.G5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5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5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58]*[.G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59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5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59]*[.G5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60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6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60]*[.G6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61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6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1]*[.G6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62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6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2]*[.G6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formula="of:=LEFT([.A63]; 1)" office:value-type="string" office:string-value="C" calcext:value-type="string">
            <text:p>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żuszkiewicz</text:p>
          </table:table-cell>
          <table:table-cell table:formula="of:=IF(RIGHT([.C6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3]*[.G6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64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6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4]*[.G6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65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6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65]*[.G6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66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6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6]*[.G6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formula="of:=LEFT([.A67]; 1)" office:value-type="string" office:string-value="C" calcext:value-type="string">
            <text:p>C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Przymanowski</text:p>
          </table:table-cell>
          <table:table-cell table:formula="of:=IF(RIGHT([.C6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67]*[.G6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68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6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8]*[.G6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69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6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69]*[.G6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LEFT([.A70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Rycerski</text:p>
          </table:table-cell>
          <table:table-cell table:formula="of:=IF(RIGHT([.C70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70]*[.G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formula="of:=LEFT([.A71]; 1)" office:value-type="string" office:string-value="C" calcext:value-type="string">
            <text:p>C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ymarz</text:p>
          </table:table-cell>
          <table:table-cell table:formula="of:=IF(RIGHT([.C7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1]*[.G7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72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7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2]*[.G7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73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7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3]*[.G7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74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7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4]*[.G7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75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7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5]*[.G7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formula="of:=LEFT([.A76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Winny</text:p>
          </table:table-cell>
          <table:table-cell table:formula="of:=IF(RIGHT([.C7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76]*[.G7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77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7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77]*[.G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7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7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8]*[.G7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table:formula="of:=LEFT([.A79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olny</text:p>
          </table:table-cell>
          <table:table-cell table:formula="of:=IF(RIGHT([.C7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9]*[.G7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80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8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80]*[.G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81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8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1]*[.G8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82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82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82]*[.G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83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8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3]*[.G8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84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8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4]*[.G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85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8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85]*[.G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86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8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86]*[.G8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87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8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87]*[.G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88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8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8]*[.G8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89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8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89]*[.G8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90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90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90]*[.G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91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91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91]*[.G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formula="of:=LEFT([.A92]; 1)" office:value-type="string" office:string-value="D" calcext:value-type="string">
            <text:p>D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ankowicz</text:p>
          </table:table-cell>
          <table:table-cell table:formula="of:=IF(RIGHT([.C9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2]*[.G9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93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9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93]*[.G9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94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9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4]*[.G9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95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9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95]*[.G9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96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9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96]*[.G9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97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9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97]*[.G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98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9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8]*[.G9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formula="of:=LEFT([.A99]; 1)" office:value-type="string" office:string-value="D" calcext:value-type="string">
            <text:p>D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wiatek</text:p>
          </table:table-cell>
          <table:table-cell table:formula="of:=IF(RIGHT([.C99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99]*[.G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100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10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0]*[.G10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101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10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101]*[.G10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102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10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2]*[.G10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103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10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3]*[.G10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104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10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4]*[.G10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105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10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105]*[.G10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106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10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106]*[.G10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107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10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107]*[.G10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formula="of:=LEFT([.A108]; 1)" office:value-type="string" office:string-value="D" calcext:value-type="string">
            <text:p>D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Siwek</text:p>
          </table:table-cell>
          <table:table-cell table:formula="of:=IF(RIGHT([.C10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108]*[.G1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109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10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9]*[.G10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110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11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110]*[.G11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111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11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11]*[.G11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formula="of:=LEFT([.A112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Wolski</text:p>
          </table:table-cell>
          <table:table-cell table:formula="of:=IF(RIGHT([.C11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12]*[.G1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table:formula="of:=LEFT([.A113]; 1)" office:value-type="string" office:string-value="D" calcext:value-type="string">
            <text:p>D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Ziarno</text:p>
          </table:table-cell>
          <table:table-cell table:formula="of:=IF(RIGHT([.C11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13]*[.G1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formula="of:=LEFT([.A114]; 1)" office:value-type="string" office:string-value="D" calcext:value-type="string">
            <text:p>D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imkiewicz</text:p>
          </table:table-cell>
          <table:table-cell table:formula="of:=IF(RIGHT([.C11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114]*[.G1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115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11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5]*[.G11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116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11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6]*[.G1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LEFT([.A117]; 1)" office:value-type="string" office:string-value="A" calcext:value-type="string">
            <text:p>A</text:p>
          </table:table-cell>
          <table:table-cell office:value-type="string" calcext:value-type="string">
            <text:p>Bartek</text:p>
          </table:table-cell>
          <table:table-cell office:value-type="string" calcext:value-type="string">
            <text:p>Kus</text:p>
          </table:table-cell>
          <table:table-cell table:formula="of:=IF(RIGHT([.C11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7]*[.G1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118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11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8]*[.G1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119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11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9]*[.G11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120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12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0]*[.G12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121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12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1]*[.G1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122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12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2]*[.G1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123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12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3]*[.G1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124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12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4]*[.G1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125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12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5]*[.G12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126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12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6]*[.G1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127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12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7]*[.G12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128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12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8]*[.G1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129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12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9]*[.G1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130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13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30]*[.G13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131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13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31]*[.G1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132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13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32]*[.G13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133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13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33]*[.G13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134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13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34]*[.G1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135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135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35]*[.G13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136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136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36]*[.G1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137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137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37]*[.G13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138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13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38]*[.G13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139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139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39]*[.G13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140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14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0]*[.G14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141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141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1]*[.G14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142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14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2]*[.G14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143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14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3]*[.G14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144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144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4]*[.G14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145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14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5]*[.G1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LEFT([.A146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Rycerski</text:p>
          </table:table-cell>
          <table:table-cell table:formula="of:=IF(RIGHT([.C146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6]*[.G14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147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14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7]*[.G14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148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14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8]*[.G14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149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149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49]*[.G1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150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150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50]*[.G15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151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151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51]*[.G15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152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152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52]*[.G15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153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15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53]*[.G1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formula="of:=LEFT([.A154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Wolski</text:p>
          </table:table-cell>
          <table:table-cell table:formula="of:=IF(RIGHT([.C154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54]*[.G1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formula="of:=LEFT([.A155]; 1)" office:value-type="string" office:string-value="D" calcext:value-type="string">
            <text:p>D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imkiewicz</text:p>
          </table:table-cell>
          <table:table-cell table:formula="of:=IF(RIGHT([.C155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55]*[.G15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156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15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56]*[.G15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157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15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57]*[.G15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158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15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58]*[.G15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159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15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59]*[.G15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160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16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60]*[.G16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161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16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61]*[.G16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162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16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62]*[.G16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163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16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63]*[.G16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table:formula="of:=LEFT([.A164]; 1)" office:value-type="string" office:string-value="B" calcext:value-type="string">
            <text:p>B</text:p>
          </table:table-cell>
          <table:table-cell office:value-type="string" calcext:value-type="string">
            <text:p>Bogna</text:p>
          </table:table-cell>
          <table:table-cell office:value-type="string" calcext:value-type="string">
            <text:p>Musiał</text:p>
          </table:table-cell>
          <table:table-cell table:formula="of:=IF(RIGHT([.C16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64]*[.G16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165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16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65]*[.G1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166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16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66]*[.G16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167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16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67]*[.G16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168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16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68]*[.G16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169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16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69]*[.G16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170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17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70]*[.G17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171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17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71]*[.G17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172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17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72]*[.G17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173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17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73]*[.G17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174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17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74]*[.G17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175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17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75]*[.G17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176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17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76]*[.G17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177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17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77]*[.G17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178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17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78]*[.G17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179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17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79]*[.G17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180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18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80]*[.G18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181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18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81]*[.G18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182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18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82]*[.G18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183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18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83]*[.G18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184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18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84]*[.G18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185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18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85]*[.G18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186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18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86]*[.G18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187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18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87]*[.G18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188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18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88]*[.G18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189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18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89]*[.G18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190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19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90]*[.G19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191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19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91]*[.G19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192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19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92]*[.G19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193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19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93]*[.G19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194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19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94]*[.G19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195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19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95]*[.G19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196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19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96]*[.G19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197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19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97]*[.G19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198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19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98]*[.G19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199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19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99]*[.G19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200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20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200]*[.G20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201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20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201]*[.G20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202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20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202]*[.G20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203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20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203]*[.G20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204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20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204]*[.G20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205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20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205]*[.G20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206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20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206]*[.G20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LEFT([.A207]; 1)" office:value-type="string" office:string-value="A" calcext:value-type="string">
            <text:p>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Kosiewicz</text:p>
          </table:table-cell>
          <table:table-cell table:formula="of:=IF(RIGHT([.C20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07]*[.G20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LEFT([.A208]; 1)" office:value-type="string" office:string-value="A" calcext:value-type="string">
            <text:p>A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Kotwicz</text:p>
          </table:table-cell>
          <table:table-cell table:formula="of:=IF(RIGHT([.C20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08]*[.G20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formula="of:=LEFT([.A209]; 1)" office:value-type="string" office:string-value="B" calcext:value-type="string">
            <text:p>B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Gadocha</text:p>
          </table:table-cell>
          <table:table-cell table:formula="of:=IF(RIGHT([.C20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09]*[.G20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table:formula="of:=LEFT([.A210]; 1)" office:value-type="string" office:string-value="B" calcext:value-type="string">
            <text:p>B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21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0]*[.G21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table:formula="of:=LEFT([.A211]; 1)" office:value-type="string" office:string-value="B" calcext:value-type="string">
            <text:p>B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iśnia</text:p>
          </table:table-cell>
          <table:table-cell table:formula="of:=IF(RIGHT([.C21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1]*[.G21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formula="of:=LEFT([.A212]; 1)" office:value-type="string" office:string-value="C" calcext:value-type="string">
            <text:p>C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Przymanowski</text:p>
          </table:table-cell>
          <table:table-cell table:formula="of:=IF(RIGHT([.C21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2]*[.G21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formula="of:=LEFT([.A213]; 1)" office:value-type="string" office:string-value="C" calcext:value-type="string">
            <text:p>C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ymarz</text:p>
          </table:table-cell>
          <table:table-cell table:formula="of:=IF(RIGHT([.C21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3]*[.G21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214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21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4]*[.G21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215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21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5]*[.G21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216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21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6]*[.G21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formula="of:=LEFT([.A217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Winny</text:p>
          </table:table-cell>
          <table:table-cell table:formula="of:=IF(RIGHT([.C21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7]*[.G21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218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21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8]*[.G21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formula="of:=LEFT([.A219]; 1)" office:value-type="string" office:string-value="D" calcext:value-type="string">
            <text:p>D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wiatek</text:p>
          </table:table-cell>
          <table:table-cell table:formula="of:=IF(RIGHT([.C21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219]*[.G21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LEFT([.A220]; 1)" office:value-type="string" office:string-value="A" calcext:value-type="string">
            <text:p>A</text:p>
          </table:table-cell>
          <table:table-cell office:value-type="string" calcext:value-type="string">
            <text:p>Bartek</text:p>
          </table:table-cell>
          <table:table-cell office:value-type="string" calcext:value-type="string">
            <text:p>Kus</text:p>
          </table:table-cell>
          <table:table-cell table:formula="of:=IF(RIGHT([.C22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20]*[.G22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221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221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21]*[.G22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222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22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22]*[.G22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223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22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23]*[.G22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224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22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24]*[.G2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225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22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25]*[.G22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226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22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26]*[.G22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227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22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27]*[.G22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formula="of:=LEFT([.A228]; 1)" office:value-type="string" office:string-value="C" calcext:value-type="string">
            <text:p>C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ymarz</text:p>
          </table:table-cell>
          <table:table-cell table:formula="of:=IF(RIGHT([.C22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28]*[.G22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formula="of:=LEFT([.A229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Winny</text:p>
          </table:table-cell>
          <table:table-cell table:formula="of:=IF(RIGHT([.C22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29]*[.G2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230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23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30]*[.G23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231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23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31]*[.G23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formula="of:=LEFT([.A232]; 1)" office:value-type="string" office:string-value="B" calcext:value-type="string">
            <text:p>B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Gadocha</text:p>
          </table:table-cell>
          <table:table-cell table:formula="of:=IF(RIGHT([.C23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32]*[.G23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formula="of:=LEFT([.A233]; 1)" office:value-type="string" office:string-value="D" calcext:value-type="string">
            <text:p>D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wiatek</text:p>
          </table:table-cell>
          <table:table-cell table:formula="of:=IF(RIGHT([.C233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33]*[.G23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234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23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34]*[.G23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table:formula="of:=LEFT([.A235]; 1)" office:value-type="string" office:string-value="B" calcext:value-type="string">
            <text:p>B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23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35]*[.G23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236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236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36]*[.G23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237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23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37]*[.G23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LEFT([.A238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Rycerski</text:p>
          </table:table-cell>
          <table:table-cell table:formula="of:=IF(RIGHT([.C23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38]*[.G23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239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23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39]*[.G23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240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24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40]*[.G24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241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24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41]*[.G24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242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24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42]*[.G24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243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24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43]*[.G24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244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24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44]*[.G24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formula="of:=LEFT([.A245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Wolski</text:p>
          </table:table-cell>
          <table:table-cell table:formula="of:=IF(RIGHT([.C24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45]*[.G24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246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24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46]*[.G24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247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24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47]*[.G24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248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24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48]*[.G24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249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24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49]*[.G24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250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25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50]*[.G25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251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25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51]*[.G25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252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25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52]*[.G25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253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25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53]*[.G25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254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25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54]*[.G25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255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25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55]*[.G25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256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25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56]*[.G25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257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25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57]*[.G25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258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25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58]*[.G25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259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25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59]*[.G25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260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26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60]*[.G26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261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26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61]*[.G26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262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26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62]*[.G26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263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26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63]*[.G26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264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26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64]*[.G26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265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26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65]*[.G26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266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26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66]*[.G26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LEFT([.A267]; 1)" office:value-type="string" office:string-value="A" calcext:value-type="string">
            <text:p>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Kosiewicz</text:p>
          </table:table-cell>
          <table:table-cell table:formula="of:=IF(RIGHT([.C26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67]*[.G26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268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26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68]*[.G26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269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26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69]*[.G26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270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27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70]*[.G27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271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27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71]*[.G27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272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27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72]*[.G27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273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27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73]*[.G27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274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27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74]*[.G27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275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27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75]*[.G27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276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276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76]*[.G27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formula="of:=LEFT([.A277]; 1)" office:value-type="string" office:string-value="C" calcext:value-type="string">
            <text:p>C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Przymanowski</text:p>
          </table:table-cell>
          <table:table-cell table:formula="of:=IF(RIGHT([.C27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77]*[.G27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278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27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78]*[.G27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279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27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79]*[.G27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280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28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80]*[.G28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281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28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81]*[.G28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282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28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82]*[.G28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283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28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83]*[.G28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284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28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84]*[.G28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285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28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85]*[.G28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286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28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86]*[.G28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287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28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87]*[.G28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288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28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88]*[.G28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table:formula="of:=LEFT([.A289]; 1)" office:value-type="string" office:string-value="B" calcext:value-type="string">
            <text:p>B</text:p>
          </table:table-cell>
          <table:table-cell office:value-type="string" calcext:value-type="string">
            <text:p>Bogna</text:p>
          </table:table-cell>
          <table:table-cell office:value-type="string" calcext:value-type="string">
            <text:p>Musiał</text:p>
          </table:table-cell>
          <table:table-cell table:formula="of:=IF(RIGHT([.C289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89]*[.G28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290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29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90]*[.G29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table:formula="of:=LEFT([.A291]; 1)" office:value-type="string" office:string-value="B" calcext:value-type="string">
            <text:p>B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iśnia</text:p>
          </table:table-cell>
          <table:table-cell table:formula="of:=IF(RIGHT([.C29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91]*[.G29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292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29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292]*[.G29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293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29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293]*[.G29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294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29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294]*[.G29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295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29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295]*[.G29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296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29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96]*[.G29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297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29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297]*[.G2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298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29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98]*[.G29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299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29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299]*[.G29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300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30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300]*[.G30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301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30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301]*[.G30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302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30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302]*[.G30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303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30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303]*[.G30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304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304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304]*[.G30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305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30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305]*[.G30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306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306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306]*[.G30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307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30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307]*[.G30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308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30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308]*[.G30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309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30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309]*[.G30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310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31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310]*[.G3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311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31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311]*[.G31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formula="of:=LEFT([.A312]; 1)" office:value-type="string" office:string-value="D" calcext:value-type="string">
            <text:p>D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imkiewicz</text:p>
          </table:table-cell>
          <table:table-cell table:formula="of:=IF(RIGHT([.C31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312]*[.G3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313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31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313]*[.G31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314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31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314]*[.G31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315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31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15]*[.G31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316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31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16]*[.G3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317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31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17]*[.G3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318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31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18]*[.G3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319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31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19]*[.G31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320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32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20]*[.G3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321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32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21]*[.G32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322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32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22]*[.G3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LEFT([.A323]; 1)" office:value-type="string" office:string-value="B" calcext:value-type="string">
            <text:p>B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Dawidek</text:p>
          </table:table-cell>
          <table:table-cell table:formula="of:=IF(RIGHT([.C32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23]*[.G3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324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32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24]*[.G3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325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32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25]*[.G3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LEFT([.A326]; 1)" office:value-type="string" office:string-value="A" calcext:value-type="string">
            <text:p>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Kosiewicz</text:p>
          </table:table-cell>
          <table:table-cell table:formula="of:=IF(RIGHT([.C32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26]*[.G32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327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32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27]*[.G32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328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32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28]*[.G32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329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32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29]*[.G32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330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33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30]*[.G33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331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33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31]*[.G33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332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33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32]*[.G3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333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33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33]*[.G33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334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33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34]*[.G33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table:formula="of:=LEFT([.A335]; 1)" office:value-type="string" office:string-value="B" calcext:value-type="string">
            <text:p>B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iśnia</text:p>
          </table:table-cell>
          <table:table-cell table:formula="of:=IF(RIGHT([.C33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35]*[.G33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336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33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36]*[.G33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337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33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37]*[.G33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338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33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38]*[.G33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339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33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39]*[.G33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340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34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40]*[.G34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341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34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41]*[.G34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342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34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42]*[.G34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343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34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43]*[.G34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344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34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44]*[.G34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345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34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45]*[.G34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346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34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46]*[.G34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347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34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47]*[.G34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348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34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48]*[.G34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349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34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49]*[.G34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350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35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50]*[.G35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351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35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51]*[.G35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352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35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52]*[.G3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353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35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53]*[.G3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354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35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54]*[.G3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355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35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55]*[.G35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356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35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56]*[.G35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357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35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57]*[.G3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358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35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58]*[.G35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formula="of:=LEFT([.A359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Winny</text:p>
          </table:table-cell>
          <table:table-cell table:formula="of:=IF(RIGHT([.C35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59]*[.G35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table:formula="of:=LEFT([.A360]; 1)" office:value-type="string" office:string-value="B" calcext:value-type="string">
            <text:p>B</text:p>
          </table:table-cell>
          <table:table-cell office:value-type="string" calcext:value-type="string">
            <text:p>Bogna</text:p>
          </table:table-cell>
          <table:table-cell office:value-type="string" calcext:value-type="string">
            <text:p>Musiał</text:p>
          </table:table-cell>
          <table:table-cell table:formula="of:=IF(RIGHT([.C36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60]*[.G36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361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36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61]*[.G36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362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36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62]*[.G36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363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36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63]*[.G36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formula="of:=LEFT([.A364]; 1)" office:value-type="string" office:string-value="C" calcext:value-type="string">
            <text:p>C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ymarz</text:p>
          </table:table-cell>
          <table:table-cell table:formula="of:=IF(RIGHT([.C36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64]*[.G36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365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36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65]*[.G36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366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36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366]*[.G36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367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36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67]*[.G36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368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36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68]*[.G36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369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36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69]*[.G36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table:formula="of:=LEFT([.A370]; 1)" office:value-type="string" office:string-value="B" calcext:value-type="string">
            <text:p>B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limowicz</text:p>
          </table:table-cell>
          <table:table-cell table:formula="of:=IF(RIGHT([.C37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70]*[.G37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371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37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71]*[.G37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372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37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72]*[.G37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formula="of:=LEFT([.A373]; 1)" office:value-type="string" office:string-value="D" calcext:value-type="string">
            <text:p>D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ankowicz</text:p>
          </table:table-cell>
          <table:table-cell table:formula="of:=IF(RIGHT([.C37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73]*[.G37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LEFT([.A374]; 1)" office:value-type="string" office:string-value="A" calcext:value-type="string">
            <text:p>A</text:p>
          </table:table-cell>
          <table:table-cell office:value-type="string" calcext:value-type="string">
            <text:p>Bartek</text:p>
          </table:table-cell>
          <table:table-cell office:value-type="string" calcext:value-type="string">
            <text:p>Kus</text:p>
          </table:table-cell>
          <table:table-cell table:formula="of:=IF(RIGHT([.C37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74]*[.G37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375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37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75]*[.G37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376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37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76]*[.G3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formula="of:=LEFT([.A377]; 1)" office:value-type="string" office:string-value="C" calcext:value-type="string">
            <text:p>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żuszkiewicz</text:p>
          </table:table-cell>
          <table:table-cell table:formula="of:=IF(RIGHT([.C37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77]*[.G37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378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37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78]*[.G3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379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37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79]*[.G37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380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38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80]*[.G38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381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38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81]*[.G38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382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38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82]*[.G38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383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38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83]*[.G38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formula="of:=LEFT([.A384]; 1)" office:value-type="string" office:string-value="A" calcext:value-type="string">
            <text:p>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łolepsza</text:p>
          </table:table-cell>
          <table:table-cell table:formula="of:=IF(RIGHT([.C38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84]*[.G3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385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38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85]*[.G38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386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38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386]*[.G38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387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38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87]*[.G38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388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38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88]*[.G38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389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38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89]*[.G38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390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39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90]*[.G39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391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39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91]*[.G39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392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39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92]*[.G39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393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39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93]*[.G39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394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39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94]*[.G39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LEFT([.A395]; 1)" office:value-type="string" office:string-value="A" calcext:value-type="string">
            <text:p>A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Kotwicz</text:p>
          </table:table-cell>
          <table:table-cell table:formula="of:=IF(RIGHT([.C39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95]*[.G39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396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39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396]*[.G3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397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39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397]*[.G3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table:formula="of:=LEFT([.A398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olny</text:p>
          </table:table-cell>
          <table:table-cell table:formula="of:=IF(RIGHT([.C39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398]*[.G39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399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39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399]*[.G39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400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40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00]*[.G40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401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40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01]*[.G40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402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40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02]*[.G40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table:formula="of:=LEFT([.A403]; 1)" office:value-type="string" office:string-value="B" calcext:value-type="string">
            <text:p>B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40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03]*[.G40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404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40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04]*[.G40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formula="of:=LEFT([.A405]; 1)" office:value-type="string" office:string-value="B" calcext:value-type="string">
            <text:p>B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Gadocha</text:p>
          </table:table-cell>
          <table:table-cell table:formula="of:=IF(RIGHT([.C40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05]*[.G40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formula="of:=LEFT([.A406]; 1)" office:value-type="string" office:string-value="C" calcext:value-type="string">
            <text:p>C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Przymanowski</text:p>
          </table:table-cell>
          <table:table-cell table:formula="of:=IF(RIGHT([.C40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06]*[.G40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LEFT([.A407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Rycerski</text:p>
          </table:table-cell>
          <table:table-cell table:formula="of:=IF(RIGHT([.C40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07]*[.G40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40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40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08]*[.G40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409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40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09]*[.G40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formula="of:=LEFT([.A410]; 1)" office:value-type="string" office:string-value="C" calcext:value-type="string">
            <text:p>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żuszkiewicz</text:p>
          </table:table-cell>
          <table:table-cell table:formula="of:=IF(RIGHT([.C41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410]*[.G41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411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41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11]*[.G41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412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41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12]*[.G4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table:formula="of:=LEFT([.A413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olny</text:p>
          </table:table-cell>
          <table:table-cell table:formula="of:=IF(RIGHT([.C41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13]*[.G41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formula="of:=LEFT([.A414]; 1)" office:value-type="string" office:string-value="C" calcext:value-type="string">
            <text:p>C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Przymanowski</text:p>
          </table:table-cell>
          <table:table-cell table:formula="of:=IF(RIGHT([.C41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414]*[.G41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415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41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415]*[.G4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416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41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416]*[.G4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417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41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17]*[.G41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418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41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18]*[.G4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419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41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19]*[.G41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formula="of:=LEFT([.A420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Winny</text:p>
          </table:table-cell>
          <table:table-cell table:formula="of:=IF(RIGHT([.C42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420]*[.G4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formula="of:=LEFT([.A421]; 1)" office:value-type="string" office:string-value="C" calcext:value-type="string">
            <text:p>C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ymarz</text:p>
          </table:table-cell>
          <table:table-cell table:formula="of:=IF(RIGHT([.C42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21]*[.G42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formula="of:=LEFT([.A422]; 1)" office:value-type="string" office:string-value="B" calcext:value-type="string">
            <text:p>B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Gadocha</text:p>
          </table:table-cell>
          <table:table-cell table:formula="of:=IF(RIGHT([.C42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22]*[.G4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LEFT([.A423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Rycerski</text:p>
          </table:table-cell>
          <table:table-cell table:formula="of:=IF(RIGHT([.C42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423]*[.G42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424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42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424]*[.G42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425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42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425]*[.G42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426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42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426]*[.G42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427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42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427]*[.G42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428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42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428]*[.G42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429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42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29]*[.G42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430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43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30]*[.G43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431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43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431]*[.G43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432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43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32]*[.G4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433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43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33]*[.G43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formula="of:=LEFT([.A434]; 1)" office:value-type="string" office:string-value="A" calcext:value-type="string">
            <text:p>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łolepsza</text:p>
          </table:table-cell>
          <table:table-cell table:formula="of:=IF(RIGHT([.C43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434]*[.G43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435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43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35]*[.G43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436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43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36]*[.G43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437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43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437]*[.G437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438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43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38]*[.G43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439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439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439]*[.G43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440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44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40]*[.G44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441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44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41]*[.G44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442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44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442]*[.G44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443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44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43]*[.G44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444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44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44]*[.G44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formula="of:=LEFT([.A445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Wolski</text:p>
          </table:table-cell>
          <table:table-cell table:formula="of:=IF(RIGHT([.C44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445]*[.G44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446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446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446]*[.G44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447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44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47]*[.G44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44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44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448]*[.G44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449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44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449]*[.G44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450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45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450]*[.G45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451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45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51]*[.G45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452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45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452]*[.G45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453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453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453]*[.G4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454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45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54]*[.G45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455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45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455]*[.G45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456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45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56]*[.G45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457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45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457]*[.G45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LEFT([.A458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Rycerski</text:p>
          </table:table-cell>
          <table:table-cell table:formula="of:=IF(RIGHT([.C45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458]*[.G45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459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45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59]*[.G45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460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46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60]*[.G46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461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461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461]*[.G46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462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462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462]*[.G46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463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46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63]*[.G46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table:formula="of:=LEFT([.A464]; 1)" office:value-type="string" office:string-value="B" calcext:value-type="string">
            <text:p>B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46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64]*[.G46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formula="of:=LEFT([.A465]; 1)" office:value-type="string" office:string-value="D" calcext:value-type="string">
            <text:p>D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imkiewicz</text:p>
          </table:table-cell>
          <table:table-cell table:formula="of:=IF(RIGHT([.C46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65]*[.G46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466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46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66]*[.G46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467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46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467]*[.G46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468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46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468]*[.G46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469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46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69]*[.G46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470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47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470]*[.G47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471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47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471]*[.G47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formula="of:=LEFT([.A472]; 1)" office:value-type="string" office:string-value="D" calcext:value-type="string">
            <text:p>D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ankowicz</text:p>
          </table:table-cell>
          <table:table-cell table:formula="of:=IF(RIGHT([.C47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472]*[.G47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formula="of:=LEFT([.A473]; 1)" office:value-type="string" office:string-value="D" calcext:value-type="string">
            <text:p>D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wiatek</text:p>
          </table:table-cell>
          <table:table-cell table:formula="of:=IF(RIGHT([.C47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473]*[.G47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474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47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74]*[.G47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475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475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475]*[.G47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476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47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76]*[.G47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477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47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477]*[.G47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478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47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78]*[.G47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479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47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79]*[.G47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480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48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480]*[.G48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481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48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481]*[.G48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482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48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82]*[.G48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483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483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483]*[.G48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484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48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84]*[.G48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485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485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485]*[.G48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486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486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486]*[.G48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487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48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487]*[.G48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48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48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488]*[.G48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489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48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89]*[.G48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490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49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490]*[.G49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table:formula="of:=LEFT([.A491]; 1)" office:value-type="string" office:string-value="B" calcext:value-type="string">
            <text:p>B</text:p>
          </table:table-cell>
          <table:table-cell office:value-type="string" calcext:value-type="string">
            <text:p>Bogna</text:p>
          </table:table-cell>
          <table:table-cell office:value-type="string" calcext:value-type="string">
            <text:p>Musiał</text:p>
          </table:table-cell>
          <table:table-cell table:formula="of:=IF(RIGHT([.C49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491]*[.G49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492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49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92]*[.G49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493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49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493]*[.G49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table:formula="of:=LEFT([.A494]; 1)" office:value-type="string" office:string-value="D" calcext:value-type="string">
            <text:p>D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Ziarno</text:p>
          </table:table-cell>
          <table:table-cell table:formula="of:=IF(RIGHT([.C49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494]*[.G49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495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49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95]*[.G49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formula="of:=LEFT([.A496]; 1)" office:value-type="string" office:string-value="D" calcext:value-type="string">
            <text:p>D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imkiewicz</text:p>
          </table:table-cell>
          <table:table-cell table:formula="of:=IF(RIGHT([.C496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496]*[.G49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497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49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497]*[.G49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498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49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498]*[.G49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499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49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499]*[.G49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500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50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00]*[.G50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table:formula="of:=LEFT([.A501]; 1)" office:value-type="string" office:string-value="B" calcext:value-type="string">
            <text:p>B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iśnia</text:p>
          </table:table-cell>
          <table:table-cell table:formula="of:=IF(RIGHT([.C501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01]*[.G50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502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50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02]*[.G50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503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50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03]*[.G50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504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50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04]*[.G50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505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50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05]*[.G50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506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50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06]*[.G50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507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50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507]*[.G50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508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50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08]*[.G50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509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50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509]*[.G50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510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51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10]*[.G5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LEFT([.A511]; 1)" office:value-type="string" office:string-value="A" calcext:value-type="string">
            <text:p>A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Kotwicz</text:p>
          </table:table-cell>
          <table:table-cell table:formula="of:=IF(RIGHT([.C51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511]*[.G5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512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51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512]*[.G5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513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51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513]*[.G51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table:formula="of:=LEFT([.A514]; 1)" office:value-type="string" office:string-value="B" calcext:value-type="string">
            <text:p>B</text:p>
          </table:table-cell>
          <table:table-cell office:value-type="string" calcext:value-type="string">
            <text:p>Bogna</text:p>
          </table:table-cell>
          <table:table-cell office:value-type="string" calcext:value-type="string">
            <text:p>Musiał</text:p>
          </table:table-cell>
          <table:table-cell table:formula="of:=IF(RIGHT([.C51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14]*[.G5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515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51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15]*[.G51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516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51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16]*[.G5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517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51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17]*[.G5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518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51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18]*[.G51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519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51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519]*[.G51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520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520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520]*[.G52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521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52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521]*[.G52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522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52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522]*[.G5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LEFT([.A523]; 1)" office:value-type="string" office:string-value="A" calcext:value-type="string">
            <text:p>A</text:p>
          </table:table-cell>
          <table:table-cell office:value-type="string" calcext:value-type="string">
            <text:p>Bartek</text:p>
          </table:table-cell>
          <table:table-cell office:value-type="string" calcext:value-type="string">
            <text:p>Kus</text:p>
          </table:table-cell>
          <table:table-cell table:formula="of:=IF(RIGHT([.C52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523]*[.G52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524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52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24]*[.G52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525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52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25]*[.G52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526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52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526]*[.G52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LEFT([.A527]; 1)" office:value-type="string" office:string-value="A" calcext:value-type="string">
            <text:p>A</text:p>
          </table:table-cell>
          <table:table-cell office:value-type="string" calcext:value-type="string">
            <text:p>Bartek</text:p>
          </table:table-cell>
          <table:table-cell office:value-type="string" calcext:value-type="string">
            <text:p>Kus</text:p>
          </table:table-cell>
          <table:table-cell table:formula="of:=IF(RIGHT([.C52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27]*[.G52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528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52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28]*[.G52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529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52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529]*[.G52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LEFT([.A530]; 1)" office:value-type="string" office:string-value="A" calcext:value-type="string">
            <text:p>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Kosiewicz</text:p>
          </table:table-cell>
          <table:table-cell table:formula="of:=IF(RIGHT([.C53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30]*[.G53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531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53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31]*[.G53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532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53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532]*[.G53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533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533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33]*[.G53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534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53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534]*[.G53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535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53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35]*[.G53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536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536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36]*[.G5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LEFT([.A537]; 1)" office:value-type="string" office:string-value="B" calcext:value-type="string">
            <text:p>B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Dawidek</text:p>
          </table:table-cell>
          <table:table-cell table:formula="of:=IF(RIGHT([.C53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537]*[.G53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538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53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38]*[.G53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539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53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39]*[.G5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540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54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540]*[.G54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formula="of:=LEFT([.A541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Wolski</text:p>
          </table:table-cell>
          <table:table-cell table:formula="of:=IF(RIGHT([.C54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41]*[.G54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542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54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42]*[.G54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543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54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543]*[.G54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544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54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544]*[.G54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545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545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45]*[.G5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546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54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46]*[.G54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547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54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547]*[.G54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548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54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548]*[.G54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549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54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549]*[.G54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550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55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550]*[.G55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551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55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551]*[.G55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552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55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52]*[.G55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553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55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53]*[.G55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554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55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554]*[.G55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table:formula="of:=LEFT([.A555]; 1)" office:value-type="string" office:string-value="B" calcext:value-type="string">
            <text:p>B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limowicz</text:p>
          </table:table-cell>
          <table:table-cell table:formula="of:=IF(RIGHT([.C55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555]*[.G55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556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55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56]*[.G55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557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55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557]*[.G5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558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55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58]*[.G55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559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55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59]*[.G55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560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56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60]*[.G56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561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56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561]*[.G56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562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56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562]*[.G56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563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56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563]*[.G56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564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56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64]*[.G56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565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56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65]*[.G56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566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56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566]*[.G56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567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56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567]*[.G56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568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56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68]*[.G56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formula="of:=LEFT([.A569]; 1)" office:value-type="string" office:string-value="D" calcext:value-type="string">
            <text:p>D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Siwek</text:p>
          </table:table-cell>
          <table:table-cell table:formula="of:=IF(RIGHT([.C56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569]*[.G56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570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57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70]*[.G57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571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57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571]*[.G57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572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57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572]*[.G57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573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57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573]*[.G57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574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57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574]*[.G57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575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57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575]*[.G57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576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57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76]*[.G57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577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57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577]*[.G57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578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57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578]*[.G57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579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57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579]*[.G57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580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58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580]*[.G58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581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58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581]*[.G58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582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582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582]*[.G58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583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58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583]*[.G58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584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58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584]*[.G58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585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58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85]*[.G58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586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58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586]*[.G58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587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587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587]*[.G58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588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58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588]*[.G58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589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58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589]*[.G58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590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59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590]*[.G59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591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591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591]*[.G59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592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592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592]*[.G59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593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59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593]*[.G59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594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59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594]*[.G59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595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59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595]*[.G59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596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59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96]*[.G59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597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59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597]*[.G5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598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59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598]*[.G59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599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59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599]*[.G59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600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60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600]*[.G60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601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60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601]*[.G60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602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602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602]*[.G60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603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60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03]*[.G60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604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60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604]*[.G60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605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60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05]*[.G60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606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60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606]*[.G60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607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60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07]*[.G60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608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60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608]*[.G60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609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60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609]*[.G60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610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61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610]*[.G6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611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611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611]*[.G6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612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61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612]*[.G61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613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61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13]*[.G6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614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614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614]*[.G6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formula="of:=LEFT([.A615]; 1)" office:value-type="string" office:string-value="C" calcext:value-type="string">
            <text:p>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żuszkiewicz</text:p>
          </table:table-cell>
          <table:table-cell table:formula="of:=IF(RIGHT([.C61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615]*[.G6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616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61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16]*[.G6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617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61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617]*[.G61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table:formula="of:=LEFT([.A618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olny</text:p>
          </table:table-cell>
          <table:table-cell table:formula="of:=IF(RIGHT([.C61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618]*[.G61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formula="of:=LEFT([.A619]; 1)" office:value-type="string" office:string-value="C" calcext:value-type="string">
            <text:p>C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Przymanowski</text:p>
          </table:table-cell>
          <table:table-cell table:formula="of:=IF(RIGHT([.C61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619]*[.G6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620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62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20]*[.G62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621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62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621]*[.G62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622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62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22]*[.G62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623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62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623]*[.G62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624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62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24]*[.G6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formula="of:=LEFT([.A625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Winny</text:p>
          </table:table-cell>
          <table:table-cell table:formula="of:=IF(RIGHT([.C62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625]*[.G62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formula="of:=LEFT([.A626]; 1)" office:value-type="string" office:string-value="C" calcext:value-type="string">
            <text:p>C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ymarz</text:p>
          </table:table-cell>
          <table:table-cell table:formula="of:=IF(RIGHT([.C62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626]*[.G62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formula="of:=LEFT([.A627]; 1)" office:value-type="string" office:string-value="B" calcext:value-type="string">
            <text:p>B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Gadocha</text:p>
          </table:table-cell>
          <table:table-cell table:formula="of:=IF(RIGHT([.C62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27]*[.G62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LEFT([.A628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Rycerski</text:p>
          </table:table-cell>
          <table:table-cell table:formula="of:=IF(RIGHT([.C62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628]*[.G62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629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62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629]*[.G62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630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63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630]*[.G63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631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63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631]*[.G63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632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63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632]*[.G6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633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63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633]*[.G63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634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63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34]*[.G63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635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63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635]*[.G63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636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636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636]*[.G63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637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63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37]*[.G63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638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63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638]*[.G63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formula="of:=LEFT([.A639]; 1)" office:value-type="string" office:string-value="A" calcext:value-type="string">
            <text:p>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łolepsza</text:p>
          </table:table-cell>
          <table:table-cell table:formula="of:=IF(RIGHT([.C63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39]*[.G63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640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64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640]*[.G64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641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64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641]*[.G64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642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64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642]*[.G64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643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64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643]*[.G64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644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64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44]*[.G6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645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64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645]*[.G64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646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64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646]*[.G64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647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64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47]*[.G64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648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64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48]*[.G64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649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64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49]*[.G64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formula="of:=LEFT([.A650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Wolski</text:p>
          </table:table-cell>
          <table:table-cell table:formula="of:=IF(RIGHT([.C65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650]*[.G65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651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65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651]*[.G65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652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65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652]*[.G65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653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65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653]*[.G65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654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65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654]*[.G65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655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65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655]*[.G65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656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65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56]*[.G65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657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65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657]*[.G6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658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65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58]*[.G6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659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65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659]*[.G65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660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66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660]*[.G66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661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66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661]*[.G66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662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66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662]*[.G66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663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663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663]*[.G66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664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664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664]*[.G6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665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66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665]*[.G66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666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66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666]*[.G66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table:formula="of:=LEFT([.A667]; 1)" office:value-type="string" office:string-value="B" calcext:value-type="string">
            <text:p>B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limowicz</text:p>
          </table:table-cell>
          <table:table-cell table:formula="of:=IF(RIGHT([.C66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667]*[.G66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66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66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668]*[.G66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669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66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669]*[.G66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670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67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670]*[.G67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671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67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71]*[.G67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672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67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672]*[.G67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673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67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673]*[.G67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674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67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674]*[.G67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675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67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675]*[.G67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676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67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76]*[.G67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677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67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77]*[.G67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678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67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678]*[.G67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679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67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679]*[.G67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680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68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680]*[.G68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formula="of:=LEFT([.A681]; 1)" office:value-type="string" office:string-value="D" calcext:value-type="string">
            <text:p>D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Siwek</text:p>
          </table:table-cell>
          <table:table-cell table:formula="of:=IF(RIGHT([.C68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681]*[.G68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682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68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82]*[.G68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683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68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83]*[.G68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684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68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84]*[.G68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685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68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685]*[.G68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686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68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686]*[.G68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687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68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687]*[.G68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688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68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688]*[.G68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689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68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89]*[.G68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690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69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90]*[.G69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691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69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691]*[.G69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formula="of:=LEFT([.A692]; 1)" office:value-type="string" office:string-value="D" calcext:value-type="string">
            <text:p>D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Siwek</text:p>
          </table:table-cell>
          <table:table-cell table:formula="of:=IF(RIGHT([.C69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692]*[.G69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693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69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93]*[.G69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694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69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694]*[.G69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695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69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695]*[.G69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696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69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696]*[.G6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697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69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697]*[.G6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698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69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698]*[.G6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699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69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699]*[.G69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700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70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700]*[.G70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701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701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01]*[.G70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702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70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702]*[.G70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703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70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703]*[.G70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704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704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04]*[.G70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705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70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705]*[.G70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706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70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06]*[.G70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707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707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707]*[.G70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708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70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08]*[.G70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709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70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09]*[.G70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710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71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10]*[.G71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711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711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11]*[.G71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712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712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12]*[.G7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713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71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713]*[.G71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714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714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14]*[.G71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715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71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15]*[.G71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716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71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716]*[.G71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717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71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717]*[.G71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718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71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718]*[.G7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719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71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719]*[.G71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720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72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20]*[.G72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721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72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721]*[.G72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722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72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722]*[.G72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723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72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23]*[.G72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724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72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724]*[.G72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725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72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25]*[.G72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726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72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726]*[.G7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727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727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27]*[.G72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728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72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728]*[.G7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729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72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729]*[.G7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730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73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730]*[.G73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731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73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31]*[.G73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732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73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732]*[.G7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733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73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733]*[.G73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734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73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34]*[.G73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735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73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735]*[.G73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736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73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736]*[.G73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737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73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37]*[.G73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738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73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738]*[.G73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739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73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739]*[.G73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740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74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740]*[.G74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741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74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741]*[.G74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742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74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42]*[.G74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743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74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743]*[.G74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744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744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744]*[.G74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745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74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745]*[.G74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746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74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746]*[.G74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747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74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747]*[.G74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748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74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48]*[.G74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749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74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49]*[.G74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750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75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750]*[.G75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751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75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751]*[.G75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752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75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752]*[.G75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753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75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753]*[.G75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754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75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754]*[.G75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755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75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755]*[.G75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756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75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756]*[.G75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757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75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757]*[.G75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758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75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58]*[.G75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759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759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59]*[.G75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760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76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60]*[.G76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761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76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61]*[.G76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762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76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762]*[.G76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763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76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63]*[.G76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764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76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764]*[.G76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765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76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765]*[.G76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766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76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766]*[.G76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767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76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767]*[.G76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768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76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768]*[.G76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769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76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769]*[.G76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770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77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70]*[.G77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771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77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771]*[.G77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table:formula="of:=LEFT([.A772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olny</text:p>
          </table:table-cell>
          <table:table-cell table:formula="of:=IF(RIGHT([.C77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72]*[.G77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formula="of:=LEFT([.A773]; 1)" office:value-type="string" office:string-value="D" calcext:value-type="string">
            <text:p>D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ankowicz</text:p>
          </table:table-cell>
          <table:table-cell table:formula="of:=IF(RIGHT([.C773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773]*[.G77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774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774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774]*[.G7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775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775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775]*[.G77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776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77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776]*[.G77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777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77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77]*[.G77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778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77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778]*[.G77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779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77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79]*[.G77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780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78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780]*[.G78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LEFT([.A781]; 1)" office:value-type="string" office:string-value="A" calcext:value-type="string">
            <text:p>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Kosiewicz</text:p>
          </table:table-cell>
          <table:table-cell table:formula="of:=IF(RIGHT([.C78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81]*[.G78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782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78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782]*[.G78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formula="of:=LEFT([.A783]; 1)" office:value-type="string" office:string-value="D" calcext:value-type="string">
            <text:p>D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wiatek</text:p>
          </table:table-cell>
          <table:table-cell table:formula="of:=IF(RIGHT([.C783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783]*[.G78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784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78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84]*[.G78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785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78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785]*[.G78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786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78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786]*[.G78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formula="of:=LEFT([.A787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Wolski</text:p>
          </table:table-cell>
          <table:table-cell table:formula="of:=IF(RIGHT([.C787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787]*[.G7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78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78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788]*[.G78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789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78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89]*[.G78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790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79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90]*[.G79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formula="of:=LEFT([.A791]; 1)" office:value-type="string" office:string-value="D" calcext:value-type="string">
            <text:p>D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imkiewicz</text:p>
          </table:table-cell>
          <table:table-cell table:formula="of:=IF(RIGHT([.C79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791]*[.G79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792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79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792]*[.G79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793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79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793]*[.G79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794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79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794]*[.G79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795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79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795]*[.G79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796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79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796]*[.G79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797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79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797]*[.G7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798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79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98]*[.G79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799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79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799]*[.G79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800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80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00]*[.G80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801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801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801]*[.G80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802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80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802]*[.G80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803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80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03]*[.G80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804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80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804]*[.G80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805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80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805]*[.G80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806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80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806]*[.G80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807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80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807]*[.G80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808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80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808]*[.G80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809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80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09]*[.G80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810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81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810]*[.G81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LEFT([.A811]; 1)" office:value-type="string" office:string-value="B" calcext:value-type="string">
            <text:p>B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Dawidek</text:p>
          </table:table-cell>
          <table:table-cell table:formula="of:=IF(RIGHT([.C81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11]*[.G81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812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81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812]*[.G8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813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81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813]*[.G8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814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81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14]*[.G81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815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81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15]*[.G8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816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81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816]*[.G81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817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81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17]*[.G81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818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81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818]*[.G81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819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819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819]*[.G8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820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82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20]*[.G82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821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82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21]*[.G82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822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82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822]*[.G8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823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82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823]*[.G82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824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82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824]*[.G82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825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825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825]*[.G82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826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826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826]*[.G82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827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82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27]*[.G82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828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82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28]*[.G82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829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82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829]*[.G82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830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83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30]*[.G83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831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83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31]*[.G83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832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83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32]*[.G83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833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83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33]*[.G83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834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83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834]*[.G8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835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83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35]*[.G83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836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83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36]*[.G8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837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83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837]*[.G83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838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838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F838]*[.G8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839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83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839]*[.G83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formula="of:=LEFT([.A840]; 1)" office:value-type="string" office:string-value="C" calcext:value-type="string">
            <text:p>C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Przymanowski</text:p>
          </table:table-cell>
          <table:table-cell table:formula="of:=IF(RIGHT([.C84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840]*[.G84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841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84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841]*[.G84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842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84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842]*[.G84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table:formula="of:=LEFT([.A843]; 1)" office:value-type="string" office:string-value="B" calcext:value-type="string">
            <text:p>B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84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843]*[.G84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844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84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844]*[.G84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table:formula="of:=LEFT([.A845]; 1)" office:value-type="string" office:string-value="B" calcext:value-type="string">
            <text:p>B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iśnia</text:p>
          </table:table-cell>
          <table:table-cell table:formula="of:=IF(RIGHT([.C84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45]*[.G84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846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84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846]*[.G84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table:formula="of:=LEFT([.A847]; 1)" office:value-type="string" office:string-value="B" calcext:value-type="string">
            <text:p>B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limowicz</text:p>
          </table:table-cell>
          <table:table-cell table:formula="of:=IF(RIGHT([.C84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847]*[.G84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848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84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848]*[.G84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849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84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49]*[.G84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850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85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850]*[.G85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851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85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851]*[.G85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852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85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52]*[.G85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853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85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853]*[.G85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854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85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854]*[.G85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855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85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55]*[.G85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formula="of:=LEFT([.A856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Wolski</text:p>
          </table:table-cell>
          <table:table-cell table:formula="of:=IF(RIGHT([.C85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856]*[.G85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857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85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857]*[.G8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formula="of:=LEFT([.A858]; 1)" office:value-type="string" office:string-value="C" calcext:value-type="string">
            <text:p>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żuszkiewicz</text:p>
          </table:table-cell>
          <table:table-cell table:formula="of:=IF(RIGHT([.C85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858]*[.G85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859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85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859]*[.G85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860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86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860]*[.G86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861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86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61]*[.G86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862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86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862]*[.G86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863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86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863]*[.G86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LEFT([.A864]; 1)" office:value-type="string" office:string-value="A" calcext:value-type="string">
            <text:p>A</text:p>
          </table:table-cell>
          <table:table-cell office:value-type="string" calcext:value-type="string">
            <text:p>Bartek</text:p>
          </table:table-cell>
          <table:table-cell office:value-type="string" calcext:value-type="string">
            <text:p>Kus</text:p>
          </table:table-cell>
          <table:table-cell table:formula="of:=IF(RIGHT([.C86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64]*[.G86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865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86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865]*[.G86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866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86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66]*[.G86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867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86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867]*[.G86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868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86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868]*[.G86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869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86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869]*[.G86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870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87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870]*[.G87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871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871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871]*[.G87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872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87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72]*[.G87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873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87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873]*[.G87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874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87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74]*[.G87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875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87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875]*[.G87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876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87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876]*[.G8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877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87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877]*[.G87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878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87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878]*[.G87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879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87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879]*[.G87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880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88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880]*[.G88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881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88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881]*[.G88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882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88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882]*[.G88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883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88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83]*[.G88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884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88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884]*[.G88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885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88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885]*[.G88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886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88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886]*[.G88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887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88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887]*[.G88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888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88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888]*[.G88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889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88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89]*[.G88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890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89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890]*[.G89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891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89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91]*[.G89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LEFT([.A892]; 1)" office:value-type="string" office:string-value="A" calcext:value-type="string">
            <text:p>A</text:p>
          </table:table-cell>
          <table:table-cell office:value-type="string" calcext:value-type="string">
            <text:p>Bartek</text:p>
          </table:table-cell>
          <table:table-cell office:value-type="string" calcext:value-type="string">
            <text:p>Kus</text:p>
          </table:table-cell>
          <table:table-cell table:formula="of:=IF(RIGHT([.C89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92]*[.G89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893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89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893]*[.G89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894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89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894]*[.G89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895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89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895]*[.G89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896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89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896]*[.G89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897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89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897]*[.G8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898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89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898]*[.G89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899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89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899]*[.G89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900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90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900]*[.G90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901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90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901]*[.G90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902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90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902]*[.G90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903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90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03]*[.G90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904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90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904]*[.G90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905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90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05]*[.G90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906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90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06]*[.G90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table:formula="of:=LEFT([.A907]; 1)" office:value-type="string" office:string-value="D" calcext:value-type="string">
            <text:p>D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Ziarno</text:p>
          </table:table-cell>
          <table:table-cell table:formula="of:=IF(RIGHT([.C90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907]*[.G90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908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90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908]*[.G90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formula="of:=LEFT([.A909]; 1)" office:value-type="string" office:string-value="A" calcext:value-type="string">
            <text:p>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łolepsza</text:p>
          </table:table-cell>
          <table:table-cell table:formula="of:=IF(RIGHT([.C90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909]*[.G90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910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91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10]*[.G9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911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911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911]*[.G91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912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91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912]*[.G91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913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91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913]*[.G91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914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91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914]*[.G91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LEFT([.A915]; 1)" office:value-type="string" office:string-value="A" calcext:value-type="string">
            <text:p>A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Kotwicz</text:p>
          </table:table-cell>
          <table:table-cell table:formula="of:=IF(RIGHT([.C91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915]*[.G91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916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91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16]*[.G91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917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91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17]*[.G917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918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91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918]*[.G9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919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91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19]*[.G9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920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92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20]*[.G92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921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92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921]*[.G92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922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92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922]*[.G92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923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92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923]*[.G9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924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92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24]*[.G9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925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92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925]*[.G92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926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926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926]*[.G92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927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92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927]*[.G92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928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92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28]*[.G92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929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92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29]*[.G92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LEFT([.A930]; 1)" office:value-type="string" office:string-value="B" calcext:value-type="string">
            <text:p>B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Dawidek</text:p>
          </table:table-cell>
          <table:table-cell table:formula="of:=IF(RIGHT([.C93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930]*[.G93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931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93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31]*[.G93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932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93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932]*[.G93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933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93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933]*[.G93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934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93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34]*[.G93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935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93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35]*[.G93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936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93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936]*[.G93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table:formula="of:=LEFT([.A937]; 1)" office:value-type="string" office:string-value="B" calcext:value-type="string">
            <text:p>B</text:p>
          </table:table-cell>
          <table:table-cell office:value-type="string" calcext:value-type="string">
            <text:p>Bogna</text:p>
          </table:table-cell>
          <table:table-cell office:value-type="string" calcext:value-type="string">
            <text:p>Musiał</text:p>
          </table:table-cell>
          <table:table-cell table:formula="of:=IF(RIGHT([.C93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937]*[.G93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938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93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38]*[.G93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939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93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939]*[.G9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940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94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940]*[.G94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941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94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941]*[.G94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942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94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942]*[.G94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943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94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943]*[.G94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944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94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44]*[.G94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945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94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945]*[.G94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946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94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946]*[.G94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table:formula="of:=LEFT([.A947]; 1)" office:value-type="string" office:string-value="B" calcext:value-type="string">
            <text:p>B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iśnia</text:p>
          </table:table-cell>
          <table:table-cell table:formula="of:=IF(RIGHT([.C94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947]*[.G94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948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94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948]*[.G94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949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94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49]*[.G94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950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95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950]*[.G95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951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95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951]*[.G95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952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95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52]*[.G95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953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95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53]*[.G95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954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95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54]*[.G95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955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95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955]*[.G95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956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95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56]*[.G95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957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95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957]*[.G95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958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95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958]*[.G95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959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95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959]*[.G95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960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96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960]*[.G96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961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96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961]*[.G96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962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96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962]*[.G96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963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96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63]*[.G96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964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96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64]*[.G96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965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96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965]*[.G96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966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96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966]*[.G96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967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96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67]*[.G96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968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96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968]*[.G96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LEFT([.A969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Rycerski</text:p>
          </table:table-cell>
          <table:table-cell table:formula="of:=IF(RIGHT([.C96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969]*[.G9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970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97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70]*[.G97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971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97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971]*[.G97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972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97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72]*[.G9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973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97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73]*[.G97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974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97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974]*[.G97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975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97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75]*[.G97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976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97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976]*[.G97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977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97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77]*[.G97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978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97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978]*[.G9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979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97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979]*[.G97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980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98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980]*[.G98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981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98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981]*[.G98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982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98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82]*[.G98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983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98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983]*[.G98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984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98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984]*[.G98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985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98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85]*[.G98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986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98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986]*[.G98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987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98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987]*[.G98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988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98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988]*[.G98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989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98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89]*[.G98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990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99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990]*[.G99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formula="of:=LEFT([.A991]; 1)" office:value-type="string" office:string-value="D" calcext:value-type="string">
            <text:p>D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Siwek</text:p>
          </table:table-cell>
          <table:table-cell table:formula="of:=IF(RIGHT([.C99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991]*[.G99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992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99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992]*[.G99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993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99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993]*[.G99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994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99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994]*[.G99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995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99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995]*[.G99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996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99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96]*[.G9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997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99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997]*[.G9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998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99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998]*[.G99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999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99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999]*[.G99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1000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100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00]*[.G100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1001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100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001]*[.G100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table:formula="of:=LEFT([.A1002]; 1)" office:value-type="string" office:string-value="D" calcext:value-type="string">
            <text:p>D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Ziarno</text:p>
          </table:table-cell>
          <table:table-cell table:formula="of:=IF(RIGHT([.C100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002]*[.G100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1003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100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1003]*[.G100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1004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100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004]*[.G100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1005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100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05]*[.G100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formula="of:=LEFT([.A1006]; 1)" office:value-type="string" office:string-value="D" calcext:value-type="string">
            <text:p>D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wiatek</text:p>
          </table:table-cell>
          <table:table-cell table:formula="of:=IF(RIGHT([.C100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06]*[.G100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1007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100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07]*[.G100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1008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100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1008]*[.G100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table:formula="of:=LEFT([.A1009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olny</text:p>
          </table:table-cell>
          <table:table-cell table:formula="of:=IF(RIGHT([.C100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009]*[.G100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1010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101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010]*[.G10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1011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1011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011]*[.G10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1012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101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1012]*[.G10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1013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101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1013]*[.G10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1014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101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014]*[.G101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1015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101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015]*[.G101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1016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101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16]*[.G10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1017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101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017]*[.G101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1018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101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018]*[.G101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1019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101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019]*[.G101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1020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102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20]*[.G102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1021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102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1021]*[.G102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1022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1022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022]*[.G10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1023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102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1023]*[.G102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1024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102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024]*[.G102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1025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102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025]*[.G102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1026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102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026]*[.G102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1027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102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027]*[.G102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1028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102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028]*[.G102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1029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102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29]*[.G102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1030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103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1030]*[.G103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1031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1031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1031]*[.G103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1032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103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32]*[.G103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1033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103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033]*[.G103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formula="of:=LEFT([.A1034]; 1)" office:value-type="string" office:string-value="B" calcext:value-type="string">
            <text:p>B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Gadocha</text:p>
          </table:table-cell>
          <table:table-cell table:formula="of:=IF(RIGHT([.C103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1034]*[.G10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1035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103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35]*[.G103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1036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103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1036]*[.G103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1037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103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1037]*[.G103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1038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103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1038]*[.G103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1039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1039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1039]*[.G10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1040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104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040]*[.G104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1041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104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1041]*[.G104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1042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104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042]*[.G104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1043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104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1043]*[.G104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table:formula="of:=LEFT([.A1044]; 1)" office:value-type="string" office:string-value="B" calcext:value-type="string">
            <text:p>B</text:p>
          </table:table-cell>
          <table:table-cell office:value-type="string" calcext:value-type="string">
            <text:p>Bogna</text:p>
          </table:table-cell>
          <table:table-cell office:value-type="string" calcext:value-type="string">
            <text:p>Musiał</text:p>
          </table:table-cell>
          <table:table-cell table:formula="of:=IF(RIGHT([.C104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044]*[.G104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1045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104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45]*[.G104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1046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104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1046]*[.G104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1047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104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47]*[.G104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formula="of:=LEFT([.A1048]; 1)" office:value-type="string" office:string-value="C" calcext:value-type="string">
            <text:p>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żuszkiewicz</text:p>
          </table:table-cell>
          <table:table-cell table:formula="of:=IF(RIGHT([.C104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048]*[.G104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1049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104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1049]*[.G10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1050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105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1050]*[.G105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1051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1051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1051]*[.G105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1052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105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1052]*[.G105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1053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105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53]*[.G105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1054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105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054]*[.G105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1055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105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055]*[.G105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1056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105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1056]*[.G105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1057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105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1057]*[.G105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105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105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1058]*[.G105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1059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105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059]*[.G105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formula="of:=LEFT([.A1060]; 1)" office:value-type="string" office:string-value="C" calcext:value-type="string">
            <text:p>C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ymarz</text:p>
          </table:table-cell>
          <table:table-cell table:formula="of:=IF(RIGHT([.C106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1060]*[.G106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formula="of:=LEFT([.A1061]; 1)" office:value-type="string" office:string-value="D" calcext:value-type="string">
            <text:p>D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ankowicz</text:p>
          </table:table-cell>
          <table:table-cell table:formula="of:=IF(RIGHT([.C106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061]*[.G106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LEFT([.A1062]; 1)" office:value-type="string" office:string-value="A" calcext:value-type="string">
            <text:p>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Kosiewicz</text:p>
          </table:table-cell>
          <table:table-cell table:formula="of:=IF(RIGHT([.C106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062]*[.G106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1063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106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63]*[.G106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table:formula="of:=LEFT([.A1064]; 1)" office:value-type="string" office:string-value="B" calcext:value-type="string">
            <text:p>B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limowicz</text:p>
          </table:table-cell>
          <table:table-cell table:formula="of:=IF(RIGHT([.C106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064]*[.G106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1065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106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65]*[.G106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1066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106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66]*[.G106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1067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106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067]*[.G106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1068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106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1068]*[.G106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1069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106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69]*[.G106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1070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107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70]*[.G107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1071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107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71]*[.G107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1072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107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72]*[.G107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1073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107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73]*[.G107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1074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107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F1074]*[.G107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table:formula="of:=LEFT([.A1075]; 1)" office:value-type="string" office:string-value="B" calcext:value-type="string">
            <text:p>B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107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75]*[.G107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1076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107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1076]*[.G107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1077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107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77]*[.G107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formula="of:=LEFT([.A1078]; 1)" office:value-type="string" office:string-value="C" calcext:value-type="string">
            <text:p>C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Przymanowski</text:p>
          </table:table-cell>
          <table:table-cell table:formula="of:=IF(RIGHT([.C107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078]*[.G107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1079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107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F1079]*[.G107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1080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108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080]*[.G108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1081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1081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1081]*[.G108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1082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108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082]*[.G108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1083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108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083]*[.G108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1084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108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84]*[.G108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1085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108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085]*[.G108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1086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108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1086]*[.G108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1087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108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F1087]*[.G108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formula="of:=LEFT([.A1088]; 1)" office:value-type="string" office:string-value="D" calcext:value-type="string">
            <text:p>D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Siwek</text:p>
          </table:table-cell>
          <table:table-cell table:formula="of:=IF(RIGHT([.C108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1088]*[.G108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1089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108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1089]*[.G108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1090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109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F1090]*[.G109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1091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1091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091]*[.G109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1092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109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092]*[.G109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1093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109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093]*[.G109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1094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1094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1094]*[.G109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1095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109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095]*[.G109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1096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1096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096]*[.G10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formula="of:=LEFT([.A1097]; 1)" office:value-type="string" office:string-value="C" calcext:value-type="string">
            <text:p>C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ymarz</text:p>
          </table:table-cell>
          <table:table-cell table:formula="of:=IF(RIGHT([.C109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097]*[.G10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1098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109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098]*[.G109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1099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109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[.F1099]*[.G109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1100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110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00]*[.G110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formula="of:=LEFT([.A1101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Winny</text:p>
          </table:table-cell>
          <table:table-cell table:formula="of:=IF(RIGHT([.C110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101]*[.G110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1102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110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1102]*[.G110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1103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110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103]*[.G110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1104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110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04]*[.G110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1105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110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F1105]*[.G110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1106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110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106]*[.G110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1107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110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107]*[.G110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1108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110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108]*[.G110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1109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110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09]*[.G110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1110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111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10]*[.G111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1111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111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F1111]*[.G11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1112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111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112]*[.G11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1113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111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F1113]*[.G11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1114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1114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F1114]*[.G111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1115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111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115]*[.G111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1116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1116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116]*[.G11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1117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111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17]*[.G111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1118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111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 [.F1118]*[.G11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1119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111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19]*[.G11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1120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112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0]*[.G112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1121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112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1]*[.G112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1122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112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2]*[.G112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1123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112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3]*[.G112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1124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112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4]*[.G112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1125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112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5]*[.G112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1126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112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6]*[.G112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1127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112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7]*[.G112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1128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112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8]*[.G112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1129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112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29]*[.G112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1130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113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0]*[.G113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1131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113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1]*[.G113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1132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113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2]*[.G113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1133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113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3]*[.G113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1134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113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4]*[.G113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1135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113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5]*[.G113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1136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113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6]*[.G113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1137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113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7]*[.G113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1138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113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8]*[.G113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1139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113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39]*[.G113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1140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114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0]*[.G114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1141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114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1]*[.G114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1142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114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2]*[.G114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1143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114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3]*[.G114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1144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114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4]*[.G114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1145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114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5]*[.G114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1146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114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6]*[.G114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1147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114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7]*[.G114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1148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114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8]*[.G114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1149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114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49]*[.G114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1150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115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0]*[.G115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1151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115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1]*[.G115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1152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115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2]*[.G115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1153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115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3]*[.G115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1154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115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4]*[.G115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1155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115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5]*[.G115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1156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115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6]*[.G115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1157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115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7]*[.G115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1158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115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8]*[.G115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1159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115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59]*[.G115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1160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116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60]*[.G116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1161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116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 [.F1161]*[.G116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LEFT([.A1162]; 1)" office:value-type="string" office:string-value="A" calcext:value-type="string">
            <text:p>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dowska</text:p>
          </table:table-cell>
          <table:table-cell table:formula="of:=IF(RIGHT([.C1162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162]*[.G116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LEFT([.A1163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udna</text:p>
          </table:table-cell>
          <table:table-cell table:formula="of:=IF(RIGHT([.C116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63]*[.G116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LEFT([.A1164]; 1)" office:value-type="string" office:string-value="A" calcext:value-type="string">
            <text:p>A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iżycki</text:p>
          </table:table-cell>
          <table:table-cell table:formula="of:=IF(RIGHT([.C116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164]*[.G116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formula="of:=LEFT([.A1165]; 1)" office:value-type="string" office:string-value="A" calcext:value-type="string">
            <text:p>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ętrzyńska</text:p>
          </table:table-cell>
          <table:table-cell table:formula="of:=IF(RIGHT([.C116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65]*[.G11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LEFT([.A1166]; 1)" office:value-type="string" office:string-value="A" calcext:value-type="string">
            <text:p>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ętrzyński</text:p>
          </table:table-cell>
          <table:table-cell table:formula="of:=IF(RIGHT([.C1166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166]*[.G11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LEFT([.A1167]; 1)" office:value-type="string" office:string-value="A" calcext:value-type="string">
            <text:p>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czyński</text:p>
          </table:table-cell>
          <table:table-cell table:formula="of:=IF(RIGHT([.C116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67]*[.G116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formula="of:=LEFT([.A1168]; 1)" office:value-type="string" office:string-value="A" calcext:value-type="string">
            <text:p>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aszewski</text:p>
          </table:table-cell>
          <table:table-cell table:formula="of:=IF(RIGHT([.C116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168]*[.G116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LEFT([.A1169]; 1)" office:value-type="string" office:string-value="A" calcext:value-type="string">
            <text:p>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Kosiewicz</text:p>
          </table:table-cell>
          <table:table-cell table:formula="of:=IF(RIGHT([.C116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169]*[.G116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LEFT([.A1170]; 1)" office:value-type="string" office:string-value="A" calcext:value-type="string">
            <text:p>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t</text:p>
          </table:table-cell>
          <table:table-cell table:formula="of:=IF(RIGHT([.C117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70]*[.G117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LEFT([.A1171]; 1)" office:value-type="string" office:string-value="A" calcext:value-type="string">
            <text:p>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towy</text:p>
          </table:table-cell>
          <table:table-cell table:formula="of:=IF(RIGHT([.C117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71]*[.G117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LEFT([.A1172]; 1)" office:value-type="string" office:string-value="A" calcext:value-type="string">
            <text:p>A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Kotwicz</text:p>
          </table:table-cell>
          <table:table-cell table:formula="of:=IF(RIGHT([.C117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72]*[.G117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formula="of:=LEFT([.A1173]; 1)" office:value-type="string" office:string-value="A" calcext:value-type="string">
            <text:p>A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117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73]*[.G117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formula="of:=LEFT([.A1174]; 1)" office:value-type="string" office:string-value="A" calcext:value-type="string">
            <text:p>A</text:p>
          </table:table-cell>
          <table:table-cell office:value-type="string" calcext:value-type="string">
            <text:p>Bartek</text:p>
          </table:table-cell>
          <table:table-cell office:value-type="string" calcext:value-type="string">
            <text:p>Kus</text:p>
          </table:table-cell>
          <table:table-cell table:formula="of:=IF(RIGHT([.C117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74]*[.G117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formula="of:=LEFT([.A1175]; 1)" office:value-type="string" office:string-value="A" calcext:value-type="string">
            <text:p>A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Lato</text:p>
          </table:table-cell>
          <table:table-cell table:formula="of:=IF(RIGHT([.C117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75]*[.G117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formula="of:=LEFT([.A1176]; 1)" office:value-type="string" office:string-value="A" calcext:value-type="string">
            <text:p>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łolepsza</text:p>
          </table:table-cell>
          <table:table-cell table:formula="of:=IF(RIGHT([.C117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76]*[.G117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table:formula="of:=LEFT([.A1177]; 1)" office:value-type="string" office:string-value="A" calcext:value-type="string">
            <text:p>A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ałolepszy</text:p>
          </table:table-cell>
          <table:table-cell table:formula="of:=IF(RIGHT([.C117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177]*[.G117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table:formula="of:=LEFT([.A1178]; 1)" office:value-type="string" office:string-value="A" calcext:value-type="string">
            <text:p>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łpińska</text:p>
          </table:table-cell>
          <table:table-cell table:formula="of:=IF(RIGHT([.C117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178]*[.G117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table:formula="of:=LEFT([.A1179]; 1)" office:value-type="string" office:string-value="A" calcext:value-type="string">
            <text:p>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atejko</text:p>
          </table:table-cell>
          <table:table-cell table:formula="of:=IF(RIGHT([.C117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179]*[.G117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formula="of:=LEFT([.A1180]; 1)" office:value-type="string" office:string-value="A" calcext:value-type="string">
            <text:p>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ickiewicz</text:p>
          </table:table-cell>
          <table:table-cell table:formula="of:=IF(RIGHT([.C118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80]*[.G118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table:formula="of:=LEFT([.A1181]; 1)" office:value-type="string" office:string-value="A" calcext:value-type="string">
            <text:p>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Narcyz</text:p>
          </table:table-cell>
          <table:table-cell table:formula="of:=IF(RIGHT([.C118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181]*[.G118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table:formula="of:=LEFT([.A1182]; 1)" office:value-type="string" office:string-value="A" calcext:value-type="string">
            <text:p>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table:formula="of:=IF(RIGHT([.C118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182]*[.G118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formula="of:=LEFT([.A1183]; 1)" office:value-type="string" office:string-value="A" calcext:value-type="string">
            <text:p>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łat</text:p>
          </table:table-cell>
          <table:table-cell table:formula="of:=IF(RIGHT([.C118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83]*[.G118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table:formula="of:=LEFT([.A1184]; 1)" office:value-type="string" office:string-value="A" calcext:value-type="string">
            <text:p>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enkiewicz</text:p>
          </table:table-cell>
          <table:table-cell table:formula="of:=IF(RIGHT([.C118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184]*[.G118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table:formula="of:=LEFT([.A1185]; 1)" office:value-type="string" office:string-value="A" calcext:value-type="string">
            <text:p>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enger</text:p>
          </table:table-cell>
          <table:table-cell table:formula="of:=IF(RIGHT([.C118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185]*[.G118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formula="of:=LEFT([.A1186]; 1)" office:value-type="string" office:string-value="A" calcext:value-type="string">
            <text:p>A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ejska</text:p>
          </table:table-cell>
          <table:table-cell table:formula="of:=IF(RIGHT([.C118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86]*[.G118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formula="of:=LEFT([.A1187]; 1)" office:value-type="string" office:string-value="A" calcext:value-type="string">
            <text:p>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Wiosna</text:p>
          </table:table-cell>
          <table:table-cell table:formula="of:=IF(RIGHT([.C118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87]*[.G118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formula="of:=LEFT([.A1188]; 1)" office:value-type="string" office:string-value="A" calcext:value-type="string">
            <text:p>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olicka</text:p>
          </table:table-cell>
          <table:table-cell table:formula="of:=IF(RIGHT([.C118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88]*[.G118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table:formula="of:=LEFT([.A1189]; 1)" office:value-type="string" office:string-value="A" calcext:value-type="string">
            <text:p>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ima</text:p>
          </table:table-cell>
          <table:table-cell table:formula="of:=IF(RIGHT([.C118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189]*[.G118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LEFT([.A1190]; 1)" office:value-type="string" office:string-value="B" calcext:value-type="string">
            <text:p>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damowicz</text:p>
          </table:table-cell>
          <table:table-cell table:formula="of:=IF(RIGHT([.C119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90]*[.G119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LEFT([.A1191]; 1)" office:value-type="string" office:string-value="B" calcext:value-type="string">
            <text:p>B</text:p>
          </table:table-cell>
          <table:table-cell office:value-type="string" calcext:value-type="string">
            <text:p>Wacław</text:p>
          </table:table-cell>
          <table:table-cell office:value-type="string" calcext:value-type="string">
            <text:p>Andrus</text:p>
          </table:table-cell>
          <table:table-cell table:formula="of:=IF(RIGHT([.C119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91]*[.G119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LEFT([.A1192]; 1)" office:value-type="string" office:string-value="B" calcext:value-type="string">
            <text:p>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ejewicz</text:p>
          </table:table-cell>
          <table:table-cell table:formula="of:=IF(RIGHT([.C119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92]*[.G119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LEFT([.A1193]; 1)" office:value-type="string" office:string-value="B" calcext:value-type="string">
            <text:p>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Brodnicki</text:p>
          </table:table-cell>
          <table:table-cell table:formula="of:=IF(RIGHT([.C119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93]*[.G119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LEFT([.A1194]; 1)" office:value-type="string" office:string-value="B" calcext:value-type="string">
            <text:p>B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Dawidek</text:p>
          </table:table-cell>
          <table:table-cell table:formula="of:=IF(RIGHT([.C119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94]*[.G119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LEFT([.A1195]; 1)" office:value-type="string" office:string-value="B" calcext:value-type="string">
            <text:p>B</text:p>
          </table:table-cell>
          <table:table-cell office:value-type="string" calcext:value-type="string">
            <text:p>Jędrzej</text:p>
          </table:table-cell>
          <table:table-cell office:value-type="string" calcext:value-type="string">
            <text:p>Domarski</text:p>
          </table:table-cell>
          <table:table-cell table:formula="of:=IF(RIGHT([.C119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195]*[.G119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LEFT([.A1196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Emerycki</text:p>
          </table:table-cell>
          <table:table-cell table:formula="of:=IF(RIGHT([.C119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196]*[.G119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LEFT([.A1197]; 1)" office:value-type="string" office:string-value="B" calcext:value-type="string">
            <text:p>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eryst</text:p>
          </table:table-cell>
          <table:table-cell table:formula="of:=IF(RIGHT([.C1197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197]*[.G119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formula="of:=LEFT([.A1198]; 1)" office:value-type="string" office:string-value="B" calcext:value-type="string">
            <text:p>B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Filipek</text:p>
          </table:table-cell>
          <table:table-cell table:formula="of:=IF(RIGHT([.C119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198]*[.G119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formula="of:=LEFT([.A1199]; 1)" office:value-type="string" office:string-value="B" calcext:value-type="string">
            <text:p>B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Gadocha</text:p>
          </table:table-cell>
          <table:table-cell table:formula="of:=IF(RIGHT([.C119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199]*[.G119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formula="of:=LEFT([.A1200]; 1)" office:value-type="string" office:string-value="B" calcext:value-type="string">
            <text:p>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Grudziądzki</text:p>
          </table:table-cell>
          <table:table-cell table:formula="of:=IF(RIGHT([.C120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00]*[.G120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table:formula="of:=LEFT([.A1201]; 1)" office:value-type="string" office:string-value="B" calcext:value-type="string">
            <text:p>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umańska</text:p>
          </table:table-cell>
          <table:table-cell table:formula="of:=IF(RIGHT([.C120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01]*[.G120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formula="of:=LEFT([.A1202]; 1)" office:value-type="string" office:string-value="B" calcext:value-type="string">
            <text:p>B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ędziora</text:p>
          </table:table-cell>
          <table:table-cell table:formula="of:=IF(RIGHT([.C120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02]*[.G120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table:formula="of:=LEFT([.A1203]; 1)" office:value-type="string" office:string-value="B" calcext:value-type="string">
            <text:p>B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limowicz</text:p>
          </table:table-cell>
          <table:table-cell table:formula="of:=IF(RIGHT([.C120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03]*[.G120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table:formula="of:=LEFT([.A1204]; 1)" office:value-type="string" office:string-value="B" calcext:value-type="string">
            <text:p>B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Kowalska</text:p>
          </table:table-cell>
          <table:table-cell table:formula="of:=IF(RIGHT([.C120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04]*[.G120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table:formula="of:=LEFT([.A1205]; 1)" office:value-type="string" office:string-value="B" calcext:value-type="string">
            <text:p>B</text:p>
          </table:table-cell>
          <table:table-cell office:value-type="string" calcext:value-type="string">
            <text:p>Lutek</text:p>
          </table:table-cell>
          <table:table-cell office:value-type="string" calcext:value-type="string">
            <text:p>Lidzbarski</text:p>
          </table:table-cell>
          <table:table-cell table:formula="of:=IF(RIGHT([.C120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05]*[.G120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table:formula="of:=LEFT([.A1206]; 1)" office:value-type="string" office:string-value="B" calcext:value-type="string">
            <text:p>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linowska</text:p>
          </table:table-cell>
          <table:table-cell table:formula="of:=IF(RIGHT([.C120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06]*[.G120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table:formula="of:=LEFT([.A1207]; 1)" office:value-type="string" office:string-value="B" calcext:value-type="string">
            <text:p>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licka</text:p>
          </table:table-cell>
          <table:table-cell table:formula="of:=IF(RIGHT([.C120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07]*[.G120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table:formula="of:=LEFT([.A1208]; 1)" office:value-type="string" office:string-value="B" calcext:value-type="string">
            <text:p>B</text:p>
          </table:table-cell>
          <table:table-cell office:value-type="string" calcext:value-type="string">
            <text:p>Bogna</text:p>
          </table:table-cell>
          <table:table-cell office:value-type="string" calcext:value-type="string">
            <text:p>Musiał</text:p>
          </table:table-cell>
          <table:table-cell table:formula="of:=IF(RIGHT([.C120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08]*[.G120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table:formula="of:=LEFT([.A1209]; 1)" office:value-type="string" office:string-value="B" calcext:value-type="string">
            <text:p>B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rszawska</text:p>
          </table:table-cell>
          <table:table-cell table:formula="of:=IF(RIGHT([.C120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209]*[.G120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table:formula="of:=LEFT([.A1210]; 1)" office:value-type="string" office:string-value="B" calcext:value-type="string">
            <text:p>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Wiejska</text:p>
          </table:table-cell>
          <table:table-cell table:formula="of:=IF(RIGHT([.C1210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210]*[.G12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table:formula="of:=LEFT([.A1211]; 1)" office:value-type="string" office:string-value="B" calcext:value-type="string">
            <text:p>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iesielki</text:p>
          </table:table-cell>
          <table:table-cell table:formula="of:=IF(RIGHT([.C121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11]*[.G121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table:formula="of:=LEFT([.A1212]; 1)" office:value-type="string" office:string-value="B" calcext:value-type="string">
            <text:p>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Wilicki</text:p>
          </table:table-cell>
          <table:table-cell table:formula="of:=IF(RIGHT([.C121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12]*[.G12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table:formula="of:=LEFT([.A1213]; 1)" office:value-type="string" office:string-value="B" calcext:value-type="string">
            <text:p>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iosenna</text:p>
          </table:table-cell>
          <table:table-cell table:formula="of:=IF(RIGHT([.C1213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213]*[.G12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table:formula="of:=LEFT([.A1214]; 1)" office:value-type="string" office:string-value="B" calcext:value-type="string">
            <text:p>B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iśnia</text:p>
          </table:table-cell>
          <table:table-cell table:formula="of:=IF(RIGHT([.C121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14]*[.G121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table:formula="of:=LEFT([.A1215]; 1)" office:value-type="string" office:string-value="B" calcext:value-type="string">
            <text:p>B</text:p>
          </table:table-cell>
          <table:table-cell office:value-type="string" calcext:value-type="string">
            <text:p>Gaweł</text:p>
          </table:table-cell>
          <table:table-cell office:value-type="string" calcext:value-type="string">
            <text:p>Wysocki</text:p>
          </table:table-cell>
          <table:table-cell table:formula="of:=IF(RIGHT([.C1215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215]*[.G12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LEFT([.A1216]; 1)" office:value-type="string" office:string-value="C" calcext:value-type="string">
            <text:p>C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Bielicka</text:p>
          </table:table-cell>
          <table:table-cell table:formula="of:=IF(RIGHT([.C121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16]*[.G12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LEFT([.A1217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Bielski</text:p>
          </table:table-cell>
          <table:table-cell table:formula="of:=IF(RIGHT([.C121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17]*[.G12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LEFT([.A121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erwiński</text:p>
          </table:table-cell>
          <table:table-cell table:formula="of:=IF(RIGHT([.C121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218]*[.G121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LEFT([.A1219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Ełcka</text:p>
          </table:table-cell>
          <table:table-cell table:formula="of:=IF(RIGHT([.C121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19]*[.G121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formula="of:=LEFT([.A1220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Emilianowicz</text:p>
          </table:table-cell>
          <table:table-cell table:formula="of:=IF(RIGHT([.C122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20]*[.G122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formula="of:=LEFT([.A1221]; 1)" office:value-type="string" office:string-value="C" calcext:value-type="string">
            <text:p>C</text:p>
          </table:table-cell>
          <table:table-cell office:value-type="string" calcext:value-type="string">
            <text:p>Maksymilian</text:p>
          </table:table-cell>
          <table:table-cell office:value-type="string" calcext:value-type="string">
            <text:p>Ewendrynowicz</text:p>
          </table:table-cell>
          <table:table-cell table:formula="of:=IF(RIGHT([.C122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21]*[.G122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formula="of:=LEFT([.A1222]; 1)" office:value-type="string" office:string-value="C" calcext:value-type="string">
            <text:p>C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łaśliwa</text:p>
          </table:table-cell>
          <table:table-cell table:formula="of:=IF(RIGHT([.C122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22]*[.G122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formula="of:=LEFT([.A1223]; 1)" office:value-type="string" office:string-value="C" calcext:value-type="string">
            <text:p>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żuszkiewicz</text:p>
          </table:table-cell>
          <table:table-cell table:formula="of:=IF(RIGHT([.C122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23]*[.G12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formula="of:=LEFT([.A1224]; 1)" office:value-type="string" office:string-value="C" calcext:value-type="string">
            <text:p>C</text:p>
          </table:table-cell>
          <table:table-cell office:value-type="string" calcext:value-type="string">
            <text:p>Czesłąw</text:p>
          </table:table-cell>
          <table:table-cell office:value-type="string" calcext:value-type="string">
            <text:p>Lipski</text:p>
          </table:table-cell>
          <table:table-cell table:formula="of:=IF(RIGHT([.C122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24]*[.G122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formula="of:=LEFT([.A1225]; 1)" office:value-type="string" office:string-value="C" calcext:value-type="string">
            <text:p>C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arcyzowicz</text:p>
          </table:table-cell>
          <table:table-cell table:formula="of:=IF(RIGHT([.C122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25]*[.G122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formula="of:=LEFT([.A1226]; 1)" office:value-type="string" office:string-value="C" calcext:value-type="string">
            <text:p>C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Piskorz</text:p>
          </table:table-cell>
          <table:table-cell table:formula="of:=IF(RIGHT([.C122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26]*[.G122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formula="of:=LEFT([.A1227]; 1)" office:value-type="string" office:string-value="C" calcext:value-type="string">
            <text:p>C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Przymanowski</text:p>
          </table:table-cell>
          <table:table-cell table:formula="of:=IF(RIGHT([.C1227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27]*[.G122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formula="of:=LEFT([.A1228]; 1)" office:value-type="string" office:string-value="C" calcext:value-type="string">
            <text:p>C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óżalska</text:p>
          </table:table-cell>
          <table:table-cell table:formula="of:=IF(RIGHT([.C1228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228]*[.G122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formula="of:=LEFT([.A1229]; 1)" office:value-type="string" office:string-value="C" calcext:value-type="string">
            <text:p>C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Różycka</text:p>
          </table:table-cell>
          <table:table-cell table:formula="of:=IF(RIGHT([.C122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29]*[.G12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formula="of:=LEFT([.A1230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Rycerski</text:p>
          </table:table-cell>
          <table:table-cell table:formula="of:=IF(RIGHT([.C123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30]*[.G123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formula="of:=LEFT([.A1231]; 1)" office:value-type="string" office:string-value="C" calcext:value-type="string">
            <text:p>C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ymarz</text:p>
          </table:table-cell>
          <table:table-cell table:formula="of:=IF(RIGHT([.C123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31]*[.G123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formula="of:=LEFT([.A1232]; 1)" office:value-type="string" office:string-value="C" calcext:value-type="string">
            <text:p>C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tatkiewicz</text:p>
          </table:table-cell>
          <table:table-cell table:formula="of:=IF(RIGHT([.C123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32]*[.G123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formula="of:=LEFT([.A1233]; 1)" office:value-type="string" office:string-value="C" calcext:value-type="string">
            <text:p>C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Toruńczyk</text:p>
          </table:table-cell>
          <table:table-cell table:formula="of:=IF(RIGHT([.C123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33]*[.G123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formula="of:=LEFT([.A1234]; 1)" office:value-type="string" office:string-value="C" calcext:value-type="string">
            <text:p>C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lipan</text:p>
          </table:table-cell>
          <table:table-cell table:formula="of:=IF(RIGHT([.C123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34]*[.G12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formula="of:=LEFT([.A1235]; 1)" office:value-type="string" office:string-value="C" calcext:value-type="string">
            <text:p>C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lmowicz</text:p>
          </table:table-cell>
          <table:table-cell table:formula="of:=IF(RIGHT([.C1235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35]*[.G123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formula="of:=LEFT([.A1236]; 1)" office:value-type="string" office:string-value="C" calcext:value-type="string">
            <text:p>C</text:p>
          </table:table-cell>
          <table:table-cell office:value-type="string" calcext:value-type="string">
            <text:p>Eryka</text:p>
          </table:table-cell>
          <table:table-cell office:value-type="string" calcext:value-type="string">
            <text:p>Winny</text:p>
          </table:table-cell>
          <table:table-cell table:formula="of:=IF(RIGHT([.C123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236]*[.G123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formula="of:=LEFT([.A1237]; 1)" office:value-type="string" office:string-value="C" calcext:value-type="string">
            <text:p>C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Wiślicki</text:p>
          </table:table-cell>
          <table:table-cell table:formula="of:=IF(RIGHT([.C1237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237]*[.G123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table:formula="of:=LEFT([.A1238]; 1)" office:value-type="string" office:string-value="C" calcext:value-type="string">
            <text:p>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śniewicz</text:p>
          </table:table-cell>
          <table:table-cell table:formula="of:=IF(RIGHT([.C123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38]*[.G123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table:formula="of:=LEFT([.A1239]; 1)" office:value-type="string" office:string-value="C" calcext:value-type="string">
            <text:p>C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olny</text:p>
          </table:table-cell>
          <table:table-cell table:formula="of:=IF(RIGHT([.C123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39]*[.G12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formula="of:=LEFT([.A1240]; 1)" office:value-type="string" office:string-value="C" calcext:value-type="string">
            <text:p>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róbel</text:p>
          </table:table-cell>
          <table:table-cell table:formula="of:=IF(RIGHT([.C1240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40]*[.G124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table:formula="of:=LEFT([.A1241]; 1)" office:value-type="string" office:string-value="C" calcext:value-type="string">
            <text:p>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Wymiękła</text:p>
          </table:table-cell>
          <table:table-cell table:formula="of:=IF(RIGHT([.C124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241]*[.G124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table:formula="of:=LEFT([.A1242]; 1)" office:value-type="string" office:string-value="C" calcext:value-type="string">
            <text:p>C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yszyński</text:p>
          </table:table-cell>
          <table:table-cell table:formula="of:=IF(RIGHT([.C124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42]*[.G124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table:formula="of:=LEFT([.A1243]; 1)" office:value-type="string" office:string-value="C" calcext:value-type="string">
            <text:p>C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Zadroga</text:p>
          </table:table-cell>
          <table:table-cell table:formula="of:=IF(RIGHT([.C124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243]*[.G124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table:formula="of:=LEFT([.A1244]; 1)" office:value-type="string" office:string-value="C" calcext:value-type="string">
            <text:p>C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Zielińska</text:p>
          </table:table-cell>
          <table:table-cell table:formula="of:=IF(RIGHT([.C124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244]*[.G124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table:formula="of:=LEFT([.A1245]; 1)" office:value-type="string" office:string-value="C" calcext:value-type="string">
            <text:p>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Ziemski</text:p>
          </table:table-cell>
          <table:table-cell table:formula="of:=IF(RIGHT([.C124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45]*[.G124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LEFT([.A1246]; 1)" office:value-type="string" office:string-value="D" calcext:value-type="string">
            <text:p>D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Buncol</text:p>
          </table:table-cell>
          <table:table-cell table:formula="of:=IF(RIGHT([.C124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46]*[.G124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LEFT([.A1247]; 1)" office:value-type="string" office:string-value="D" calcext:value-type="string">
            <text:p>D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Ciechan</text:p>
          </table:table-cell>
          <table:table-cell table:formula="of:=IF(RIGHT([.C124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47]*[.G124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LEFT([.A1248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Ciechanowicz</text:p>
          </table:table-cell>
          <table:table-cell table:formula="of:=IF(RIGHT([.C124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48]*[.G124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LEFT([.A1249]; 1)" office:value-type="string" office:string-value="D" calcext:value-type="string">
            <text:p>D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umowicz</text:p>
          </table:table-cell>
          <table:table-cell table:formula="of:=IF(RIGHT([.C124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49]*[.G124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LEFT([.A1250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Gadkowicz</text:p>
          </table:table-cell>
          <table:table-cell table:formula="of:=IF(RIGHT([.C125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50]*[.G125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LEFT([.A1251]; 1)" office:value-type="string" office:string-value="D" calcext:value-type="string">
            <text:p>D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Jabłońska</text:p>
          </table:table-cell>
          <table:table-cell table:formula="of:=IF(RIGHT([.C125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51]*[.G125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formula="of:=LEFT([.A1252]; 1)" office:value-type="string" office:string-value="D" calcext:value-type="string">
            <text:p>D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ankowicz</text:p>
          </table:table-cell>
          <table:table-cell table:formula="of:=IF(RIGHT([.C125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52]*[.G125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formula="of:=LEFT([.A1253]; 1)" office:value-type="string" office:string-value="D" calcext:value-type="string">
            <text:p>D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Kajakowicz</text:p>
          </table:table-cell>
          <table:table-cell table:formula="of:=IF(RIGHT([.C1253]; 1) = &quot;a&quot;; &quot;Kobieta&quot;; &quot;Mężczyzna&quot;)" office:value-type="string" office:string-value="Mężczyzna" calcext:value-type="string">
            <text:p>Mężczyz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253]*[.G12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formula="of:=LEFT([.A1254]; 1)" office:value-type="string" office:string-value="D" calcext:value-type="string">
            <text:p>D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as</text:p>
          </table:table-cell>
          <table:table-cell table:formula="of:=IF(RIGHT([.C125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54]*[.G125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formula="of:=LEFT([.A1255]; 1)" office:value-type="string" office:string-value="D" calcext:value-type="string">
            <text:p>D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tarzyński</text:p>
          </table:table-cell>
          <table:table-cell table:formula="of:=IF(RIGHT([.C1255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55]*[.G125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formula="of:=LEFT([.A1256]; 1)" office:value-type="string" office:string-value="D" calcext:value-type="string">
            <text:p>D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Kłos</text:p>
          </table:table-cell>
          <table:table-cell table:formula="of:=IF(RIGHT([.C1256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56]*[.G125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formula="of:=LEFT([.A1257]; 1)" office:value-type="string" office:string-value="D" calcext:value-type="string">
            <text:p>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lba</text:p>
          </table:table-cell>
          <table:table-cell table:formula="of:=IF(RIGHT([.C125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57]*[.G125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formula="of:=LEFT([.A1258]; 1)" office:value-type="string" office:string-value="D" calcext:value-type="string">
            <text:p>D</text:p>
          </table:table-cell>
          <table:table-cell office:value-type="string" calcext:value-type="string">
            <text:p>Mirek</text:p>
          </table:table-cell>
          <table:table-cell office:value-type="string" calcext:value-type="string">
            <text:p>Kolbowicz</text:p>
          </table:table-cell>
          <table:table-cell table:formula="of:=IF(RIGHT([.C1258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58]*[.G125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formula="of:=LEFT([.A1259]; 1)" office:value-type="string" office:string-value="D" calcext:value-type="string">
            <text:p>D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wiatek</text:p>
          </table:table-cell>
          <table:table-cell table:formula="of:=IF(RIGHT([.C1259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59]*[.G12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formula="of:=LEFT([.A1260]; 1)" office:value-type="string" office:string-value="D" calcext:value-type="string">
            <text:p>D</text:p>
          </table:table-cell>
          <table:table-cell office:value-type="string" calcext:value-type="string">
            <text:p>Bazyli</text:p>
          </table:table-cell>
          <table:table-cell office:value-type="string" calcext:value-type="string">
            <text:p>Kwieciński</text:p>
          </table:table-cell>
          <table:table-cell table:formula="of:=IF(RIGHT([.C126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60]*[.G126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formula="of:=LEFT([.A1261]; 1)" office:value-type="string" office:string-value="D" calcext:value-type="string">
            <text:p>D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zur</text:p>
          </table:table-cell>
          <table:table-cell table:formula="of:=IF(RIGHT([.C1261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61]*[.G126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formula="of:=LEFT([.A1262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table:formula="of:=IF(RIGHT([.C1262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62]*[.G126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formula="of:=LEFT([.A1263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jenalek</text:p>
          </table:table-cell>
          <table:table-cell table:formula="of:=IF(RIGHT([.C1263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63]*[.G126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formula="of:=LEFT([.A1264]; 1)" office:value-type="string" office:string-value="D" calcext:value-type="string">
            <text:p>D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omazańczyk</text:p>
          </table:table-cell>
          <table:table-cell table:formula="of:=IF(RIGHT([.C1264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64]*[.G126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formula="of:=LEFT([.A1265]; 1)" office:value-type="string" office:string-value="D" calcext:value-type="string">
            <text:p>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rus</text:p>
          </table:table-cell>
          <table:table-cell table:formula="of:=IF(RIGHT([.C1265]; 1) = &quot;a&quot;; &quot;Kobieta&quot;; &quot;Mężczyzna&quot;)" office:value-type="string" office:string-value="Kobieta" calcext:value-type="string">
            <text:p>Kobi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F1265]*[.G126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formula="of:=LEFT([.A1266]; 1)" office:value-type="string" office:string-value="D" calcext:value-type="string">
            <text:p>D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Pszczółka</text:p>
          </table:table-cell>
          <table:table-cell table:formula="of:=IF(RIGHT([.C1266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66]*[.G126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formula="of:=LEFT([.A1267]; 1)" office:value-type="string" office:string-value="D" calcext:value-type="string">
            <text:p>D</text:p>
          </table:table-cell>
          <table:table-cell office:value-type="string" calcext:value-type="string">
            <text:p>Adela</text:p>
          </table:table-cell>
          <table:table-cell office:value-type="string" calcext:value-type="string">
            <text:p>Rybak</text:p>
          </table:table-cell>
          <table:table-cell table:formula="of:=IF(RIGHT([.C1267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267]*[.G126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formula="of:=LEFT([.A1268]; 1)" office:value-type="string" office:string-value="D" calcext:value-type="string">
            <text:p>D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Siwek</text:p>
          </table:table-cell>
          <table:table-cell table:formula="of:=IF(RIGHT([.C1268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F1268]*[.G126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formula="of:=LEFT([.A1269]; 1)" office:value-type="string" office:string-value="D" calcext:value-type="string">
            <text:p>D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Słowiński</text:p>
          </table:table-cell>
          <table:table-cell table:formula="of:=IF(RIGHT([.C1269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 [.F1269]*[.G126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formula="of:=LEFT([.A1270]; 1)" office:value-type="string" office:string-value="D" calcext:value-type="string">
            <text:p>D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Winny</text:p>
          </table:table-cell>
          <table:table-cell table:formula="of:=IF(RIGHT([.C1270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 [.F1270]*[.G127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formula="of:=LEFT([.A1271]; 1)" office:value-type="string" office:string-value="D" calcext:value-type="string">
            <text:p>D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śniewski</text:p>
          </table:table-cell>
          <table:table-cell table:formula="of:=IF(RIGHT([.C1271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71]*[.G127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formula="of:=LEFT([.A1272]; 1)" office:value-type="string" office:string-value="D" calcext:value-type="string">
            <text:p>D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Wolski</text:p>
          </table:table-cell>
          <table:table-cell table:formula="of:=IF(RIGHT([.C1272]; 1) = &quot;a&quot;; &quot;Kobieta&quot;; &quot;Mężczyzna&quot;)" office:value-type="string" office:string-value="Mężczyzna" calcext:value-type="string">
            <text:p>Mężczyz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72]*[.G127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table:formula="of:=LEFT([.A1273]; 1)" office:value-type="string" office:string-value="D" calcext:value-type="string">
            <text:p>D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Ziarno</text:p>
          </table:table-cell>
          <table:table-cell table:formula="of:=IF(RIGHT([.C1273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F1273]*[.G127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formula="of:=LEFT([.A1274]; 1)" office:value-type="string" office:string-value="D" calcext:value-type="string">
            <text:p>D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imkiewicz</text:p>
          </table:table-cell>
          <table:table-cell table:formula="of:=IF(RIGHT([.C1274]; 1) = &quot;a&quot;; &quot;Kobieta&quot;; &quot;Mężczyzna&quot;)" office:value-type="string" office:string-value="Kobieta" calcext:value-type="string">
            <text:p>Kobi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F1274]*[.G1274]" office:value-type="float" office:value="8" calcext:value-type="float">
            <text:p>8</text:p>
          </table:table-cell>
        </table:table-row>
      </table:table>
      <table:table table:name="ref2" table:style-name="ta1">
        <table:table-column table:style-name="co1" table:default-cell-style-name="ce76"/>
        <table:table-column table:style-name="co1" table:number-columns-repeated="2" table:default-cell-style-name="ce80"/>
        <table:table-column table:style-name="co1" table:default-cell-style-name="ce86"/>
        <table:table-column table:style-name="co1" table:default-cell-style-name="ce90"/>
        <table:table-column table:style-name="co1" table:number-columns-repeated="2" table:default-cell-style-name="Default"/>
        <table:table-row table:style-name="ro1">
          <table:table-cell table:style-name="ce74"/>
          <table:table-cell table:style-name="ce78"/>
          <table:table-cell table:style-name="ce82"/>
          <table:table-cell table:style-name="ce84" office:value-type="string" calcext:value-type="string">
            <text:p>Data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75" office:value-type="string" calcext:value-type="string">
            <text:p>kod</text:p>
          </table:table-cell>
          <table:table-cell table:style-name="ce79" office:value-type="string" calcext:value-type="string">
            <text:p>klasa</text:p>
          </table:table-cell>
          <table:table-cell table:style-name="ce79" office:value-type="string" calcext:value-type="string">
            <text:p>płeć</text:p>
          </table:table-cell>
          <table:table-cell table:style-name="ce85" office:value-type="string" calcext:value-type="string">
            <text:p>Sum - Ocena * waga</text:p>
          </table:table-cell>
          <table:table-cell table:style-name="ce89" office:value-type="string" calcext:value-type="string">
            <text:p>Sum - waga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Ocen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formula="of:=ROUND([.D3]/[.E3]; 2)" office:value-type="float" office:value="4.13" calcext:value-type="float">
            <text:p>4.13</text:p>
          </table:table-cell>
          <table:table-cell table:formula="of:=IF([.F3]&lt;1.8; 1; ROUND([.F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formula="of:=ROUND([.D4]/[.E4]; 2)" office:value-type="float" office:value="4.67" calcext:value-type="float">
            <text:p>4.67</text:p>
          </table:table-cell>
          <table:table-cell table:formula="of:=IF([.F4]&lt;1.8; 1; ROUND([.F4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ROUND([.D5]/[.E5]; 2)" office:value-type="float" office:value="3.45" calcext:value-type="float">
            <text:p>3.45</text:p>
          </table:table-cell>
          <table:table-cell table:formula="of:=IF([.F5]&lt;1.8; 1; ROUND([.F5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formula="of:=ROUND([.D6]/[.E6]; 2)" office:value-type="float" office:value="2.88" calcext:value-type="float">
            <text:p>2.88</text:p>
          </table:table-cell>
          <table:table-cell table:formula="of:=IF([.F6]&lt;1.8; 1; ROUND([.F6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ROUND([.D7]/[.E7]; 2)" office:value-type="float" office:value="3.75" calcext:value-type="float">
            <text:p>3.75</text:p>
          </table:table-cell>
          <table:table-cell table:formula="of:=IF([.F7]&lt;1.8; 1; ROUND([.F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table:formula="of:=ROUND([.D8]/[.E8]; 2)" office:value-type="float" office:value="6" calcext:value-type="float">
            <text:p>6</text:p>
          </table:table-cell>
          <table:table-cell table:formula="of:=IF([.F8]&lt;1.8; 1; ROUND([.F8]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ROUND([.D9]/[.E9]; 2)" office:value-type="float" office:value="4.25" calcext:value-type="float">
            <text:p>4.25</text:p>
          </table:table-cell>
          <table:table-cell table:formula="of:=IF([.F9]&lt;1.8; 1; ROUND([.F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ROUND([.D10]/[.E10]; 2)" office:value-type="float" office:value="3.76" calcext:value-type="float">
            <text:p>3.76</text:p>
          </table:table-cell>
          <table:table-cell table:formula="of:=IF([.F10]&lt;1.8; 1; ROUND([.F1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table:formula="of:=ROUND([.D11]/[.E11]; 2)" office:value-type="float" office:value="4.54" calcext:value-type="float">
            <text:p>4.54</text:p>
          </table:table-cell>
          <table:table-cell table:formula="of:=IF([.F11]&lt;1.8; 1; ROUND([.F11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formula="of:=ROUND([.D12]/[.E12]; 2)" office:value-type="float" office:value="3.88" calcext:value-type="float">
            <text:p>3.88</text:p>
          </table:table-cell>
          <table:table-cell table:formula="of:=IF([.F12]&lt;1.8; 1; ROUND([.F12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table:formula="of:=ROUND([.D13]/[.E13]; 2)" office:value-type="float" office:value="4.26" calcext:value-type="float">
            <text:p>4.26</text:p>
          </table:table-cell>
          <table:table-cell table:formula="of:=IF([.F13]&lt;1.8; 1; ROUND([.F1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table:formula="of:=ROUND([.D14]/[.E14]; 2)" office:value-type="float" office:value="3.43" calcext:value-type="float">
            <text:p>3.43</text:p>
          </table:table-cell>
          <table:table-cell table:formula="of:=IF([.F14]&lt;1.8; 1; ROUND([.F14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formula="of:=ROUND([.D15]/[.E15]; 2)" office:value-type="float" office:value="3.29" calcext:value-type="float">
            <text:p>3.29</text:p>
          </table:table-cell>
          <table:table-cell table:formula="of:=IF([.F15]&lt;1.8; 1; ROUND([.F15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table:formula="of:=ROUND([.D16]/[.E16]; 2)" office:value-type="float" office:value="4.16" calcext:value-type="float">
            <text:p>4.16</text:p>
          </table:table-cell>
          <table:table-cell table:formula="of:=IF([.F16]&lt;1.8; 1; ROUND([.F1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table:formula="of:=ROUND([.D17]/[.E17]; 2)" office:value-type="float" office:value="3.75" calcext:value-type="float">
            <text:p>3.75</text:p>
          </table:table-cell>
          <table:table-cell table:formula="of:=IF([.F17]&lt;1.8; 1; ROUND([.F1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formula="of:=ROUND([.D18]/[.E18]; 2)" office:value-type="float" office:value="3.95" calcext:value-type="float">
            <text:p>3.95</text:p>
          </table:table-cell>
          <table:table-cell table:formula="of:=IF([.F18]&lt;1.8; 1; ROUND([.F1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formula="of:=ROUND([.D19]/[.E19]; 2)" office:value-type="float" office:value="4.11" calcext:value-type="float">
            <text:p>4.11</text:p>
          </table:table-cell>
          <table:table-cell table:formula="of:=IF([.F19]&lt;1.8; 1; ROUND([.F1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table:formula="of:=ROUND([.D20]/[.E20]; 2)" office:value-type="float" office:value="4.53" calcext:value-type="float">
            <text:p>4.53</text:p>
          </table:table-cell>
          <table:table-cell table:formula="of:=IF([.F20]&lt;1.8; 1; ROUND([.F20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table:formula="of:=ROUND([.D21]/[.E21]; 2)" office:value-type="float" office:value="3.96" calcext:value-type="float">
            <text:p>3.96</text:p>
          </table:table-cell>
          <table:table-cell table:formula="of:=IF([.F21]&lt;1.8; 1; ROUND([.F2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formula="of:=ROUND([.D22]/[.E22]; 2)" office:value-type="float" office:value="2.61" calcext:value-type="float">
            <text:p>2.61</text:p>
          </table:table-cell>
          <table:table-cell table:formula="of:=IF([.F22]&lt;1.8; 1; ROUND([.F22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table:formula="of:=ROUND([.D23]/[.E23]; 2)" office:value-type="float" office:value="4.58" calcext:value-type="float">
            <text:p>4.58</text:p>
          </table:table-cell>
          <table:table-cell table:formula="of:=IF([.F23]&lt;1.8; 1; ROUND([.F23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ROUND([.D24]/[.E24]; 2)" office:value-type="float" office:value="3.75" calcext:value-type="float">
            <text:p>3.75</text:p>
          </table:table-cell>
          <table:table-cell table:formula="of:=IF([.F24]&lt;1.8; 1; ROUND([.F2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formula="of:=ROUND([.D25]/[.E25]; 2)" office:value-type="float" office:value="3.43" calcext:value-type="float">
            <text:p>3.43</text:p>
          </table:table-cell>
          <table:table-cell table:formula="of:=IF([.F25]&lt;1.8; 1; ROUND([.F25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formula="of:=ROUND([.D26]/[.E26]; 2)" office:value-type="float" office:value="3.32" calcext:value-type="float">
            <text:p>3.32</text:p>
          </table:table-cell>
          <table:table-cell table:formula="of:=IF([.F26]&lt;1.8; 1; ROUND([.F26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formula="of:=ROUND([.D27]/[.E27]; 2)" office:value-type="float" office:value="3.48" calcext:value-type="float">
            <text:p>3.48</text:p>
          </table:table-cell>
          <table:table-cell table:formula="of:=IF([.F27]&lt;1.8; 1; ROUND([.F27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table:formula="of:=ROUND([.D28]/[.E28]; 2)" office:value-type="float" office:value="3.71" calcext:value-type="float">
            <text:p>3.71</text:p>
          </table:table-cell>
          <table:table-cell table:formula="of:=IF([.F28]&lt;1.8; 1; ROUND([.F2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formula="of:=ROUND([.D29]/[.E29]; 2)" office:value-type="float" office:value="4.88" calcext:value-type="float">
            <text:p>4.88</text:p>
          </table:table-cell>
          <table:table-cell table:formula="of:=IF([.F29]&lt;1.8; 1; ROUND([.F29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formula="of:=ROUND([.D30]/[.E30]; 2)" office:value-type="float" office:value="4.05" calcext:value-type="float">
            <text:p>4.05</text:p>
          </table:table-cell>
          <table:table-cell table:formula="of:=IF([.F30]&lt;1.8; 1; ROUND([.F3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table:formula="of:=ROUND([.D31]/[.E31]; 2)" office:value-type="float" office:value="3.93" calcext:value-type="float">
            <text:p>3.93</text:p>
          </table:table-cell>
          <table:table-cell table:formula="of:=IF([.F31]&lt;1.8; 1; ROUND([.F3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ROUND([.D32]/[.E32]; 2)" office:value-type="float" office:value="2.83" calcext:value-type="float">
            <text:p>2.83</text:p>
          </table:table-cell>
          <table:table-cell table:formula="of:=IF([.F32]&lt;1.8; 1; ROUND([.F32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formula="of:=ROUND([.D33]/[.E33]; 2)" office:value-type="float" office:value="3.39" calcext:value-type="float">
            <text:p>3.39</text:p>
          </table:table-cell>
          <table:table-cell table:formula="of:=IF([.F33]&lt;1.8; 1; ROUND([.F33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formula="of:=ROUND([.D34]/[.E34]; 2)" office:value-type="float" office:value="3.89" calcext:value-type="float">
            <text:p>3.89</text:p>
          </table:table-cell>
          <table:table-cell table:formula="of:=IF([.F34]&lt;1.8; 1; ROUND([.F3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formula="of:=ROUND([.D35]/[.E35]; 2)" office:value-type="float" office:value="2.91" calcext:value-type="float">
            <text:p>2.91</text:p>
          </table:table-cell>
          <table:table-cell table:formula="of:=IF([.F35]&lt;1.8; 1; ROUND([.F35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ROUND([.D36]/[.E36]; 2)" office:value-type="float" office:value="3.42" calcext:value-type="float">
            <text:p>3.42</text:p>
          </table:table-cell>
          <table:table-cell table:formula="of:=IF([.F36]&lt;1.8; 1; ROUND([.F36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D37]/[.E37]; 2)" office:value-type="float" office:value="3.93" calcext:value-type="float">
            <text:p>3.93</text:p>
          </table:table-cell>
          <table:table-cell table:formula="of:=IF([.F37]&lt;1.8; 1; ROUND([.F3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formula="of:=ROUND([.D38]/[.E38]; 2)" office:value-type="float" office:value="3.94" calcext:value-type="float">
            <text:p>3.94</text:p>
          </table:table-cell>
          <table:table-cell table:formula="of:=IF([.F38]&lt;1.8; 1; ROUND([.F3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table:formula="of:=ROUND([.D39]/[.E39]; 2)" office:value-type="float" office:value="3.89" calcext:value-type="float">
            <text:p>3.89</text:p>
          </table:table-cell>
          <table:table-cell table:formula="of:=IF([.F39]&lt;1.8; 1; ROUND([.F3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ROUND([.D40]/[.E40]; 2)" office:value-type="float" office:value="3.68" calcext:value-type="float">
            <text:p>3.68</text:p>
          </table:table-cell>
          <table:table-cell table:formula="of:=IF([.F40]&lt;1.8; 1; ROUND([.F4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formula="of:=ROUND([.D41]/[.E41]; 2)" office:value-type="float" office:value="3.65" calcext:value-type="float">
            <text:p>3.65</text:p>
          </table:table-cell>
          <table:table-cell table:formula="of:=IF([.F41]&lt;1.8; 1; ROUND([.F4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table:formula="of:=ROUND([.D42]/[.E42]; 2)" office:value-type="float" office:value="3.88" calcext:value-type="float">
            <text:p>3.88</text:p>
          </table:table-cell>
          <table:table-cell table:formula="of:=IF([.F42]&lt;1.8; 1; ROUND([.F42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table:formula="of:=ROUND([.D43]/[.E43]; 2)" office:value-type="float" office:value="4.24" calcext:value-type="float">
            <text:p>4.24</text:p>
          </table:table-cell>
          <table:table-cell table:formula="of:=IF([.F43]&lt;1.8; 1; ROUND([.F4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formula="of:=ROUND([.D44]/[.E44]; 2)" office:value-type="float" office:value="3.59" calcext:value-type="float">
            <text:p>3.59</text:p>
          </table:table-cell>
          <table:table-cell table:formula="of:=IF([.F44]&lt;1.8; 1; ROUND([.F4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formula="of:=ROUND([.D45]/[.E45]; 2)" office:value-type="float" office:value="3.25" calcext:value-type="float">
            <text:p>3.25</text:p>
          </table:table-cell>
          <table:table-cell table:formula="of:=IF([.F45]&lt;1.8; 1; ROUND([.F45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formula="of:=ROUND([.D46]/[.E46]; 2)" office:value-type="float" office:value="4.13" calcext:value-type="float">
            <text:p>4.13</text:p>
          </table:table-cell>
          <table:table-cell table:formula="of:=IF([.F46]&lt;1.8; 1; ROUND([.F4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formula="of:=ROUND([.D47]/[.E47]; 2)" office:value-type="float" office:value="4.11" calcext:value-type="float">
            <text:p>4.11</text:p>
          </table:table-cell>
          <table:table-cell table:formula="of:=IF([.F47]&lt;1.8; 1; ROUND([.F4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formula="of:=ROUND([.D48]/[.E48]; 2)" office:value-type="float" office:value="4.93" calcext:value-type="float">
            <text:p>4.93</text:p>
          </table:table-cell>
          <table:table-cell table:formula="of:=IF([.F48]&lt;1.8; 1; ROUND([.F48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ROUND([.D49]/[.E49]; 2)" office:value-type="float" office:value="1.65" calcext:value-type="float">
            <text:p>1.65</text:p>
          </table:table-cell>
          <table:table-cell table:formula="of:=IF([.F49]&lt;1.8; 1; ROUND([.F49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ROUND([.D50]/[.E50]; 2)" office:value-type="float" office:value="3.68" calcext:value-type="float">
            <text:p>3.68</text:p>
          </table:table-cell>
          <table:table-cell table:formula="of:=IF([.F50]&lt;1.8; 1; ROUND([.F5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formula="of:=ROUND([.D51]/[.E51]; 2)" office:value-type="float" office:value="3.84" calcext:value-type="float">
            <text:p>3.84</text:p>
          </table:table-cell>
          <table:table-cell table:formula="of:=IF([.F51]&lt;1.8; 1; ROUND([.F5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ROUND([.D52]/[.E52]; 2)" office:value-type="float" office:value="3.4" calcext:value-type="float">
            <text:p>3.4</text:p>
          </table:table-cell>
          <table:table-cell table:formula="of:=IF([.F52]&lt;1.8; 1; ROUND([.F52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formula="of:=ROUND([.D53]/[.E53]; 2)" office:value-type="float" office:value="3.78" calcext:value-type="float">
            <text:p>3.78</text:p>
          </table:table-cell>
          <table:table-cell table:formula="of:=IF([.F53]&lt;1.8; 1; ROUND([.F5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formula="of:=ROUND([.D54]/[.E54]; 2)" office:value-type="float" office:value="3.84" calcext:value-type="float">
            <text:p>3.84</text:p>
          </table:table-cell>
          <table:table-cell table:formula="of:=IF([.F54]&lt;1.8; 1; ROUND([.F5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table:formula="of:=ROUND([.D55]/[.E55]; 2)" office:value-type="float" office:value="4" calcext:value-type="float">
            <text:p>4</text:p>
          </table:table-cell>
          <table:table-cell table:formula="of:=IF([.F55]&lt;1.8; 1; ROUND([.F55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table:formula="of:=ROUND([.D56]/[.E56]; 2)" office:value-type="float" office:value="3.69" calcext:value-type="float">
            <text:p>3.69</text:p>
          </table:table-cell>
          <table:table-cell table:formula="of:=IF([.F56]&lt;1.8; 1; ROUND([.F5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formula="of:=ROUND([.D57]/[.E57]; 2)" office:value-type="float" office:value="3.18" calcext:value-type="float">
            <text:p>3.18</text:p>
          </table:table-cell>
          <table:table-cell table:formula="of:=IF([.F57]&lt;1.8; 1; ROUND([.F57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formula="of:=ROUND([.D58]/[.E58]; 2)" office:value-type="float" office:value="3.5" calcext:value-type="float">
            <text:p>3.5</text:p>
          </table:table-cell>
          <table:table-cell table:formula="of:=IF([.F58]&lt;1.8; 1; ROUND([.F5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ROUND([.D59]/[.E59]; 2)" office:value-type="float" office:value="4.14" calcext:value-type="float">
            <text:p>4.14</text:p>
          </table:table-cell>
          <table:table-cell table:formula="of:=IF([.F59]&lt;1.8; 1; ROUND([.F5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ROUND([.D60]/[.E60]; 2)" office:value-type="float" office:value="4.06" calcext:value-type="float">
            <text:p>4.06</text:p>
          </table:table-cell>
          <table:table-cell table:formula="of:=IF([.F60]&lt;1.8; 1; ROUND([.F6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table:formula="of:=ROUND([.D61]/[.E61]; 2)" office:value-type="float" office:value="3.64" calcext:value-type="float">
            <text:p>3.64</text:p>
          </table:table-cell>
          <table:table-cell table:formula="of:=IF([.F61]&lt;1.8; 1; ROUND([.F6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ROUND([.D62]/[.E62]; 2)" office:value-type="float" office:value="4" calcext:value-type="float">
            <text:p>4</text:p>
          </table:table-cell>
          <table:table-cell table:formula="of:=IF([.F62]&lt;1.8; 1; ROUND([.F62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ROUND([.D63]/[.E63]; 2)" office:value-type="float" office:value="2.06" calcext:value-type="float">
            <text:p>2.06</text:p>
          </table:table-cell>
          <table:table-cell table:formula="of:=IF([.F63]&lt;1.8; 1; ROUND([.F63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formula="of:=ROUND([.D64]/[.E64]; 2)" office:value-type="float" office:value="3.63" calcext:value-type="float">
            <text:p>3.63</text:p>
          </table:table-cell>
          <table:table-cell table:formula="of:=IF([.F64]&lt;1.8; 1; ROUND([.F6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formula="of:=ROUND([.D65]/[.E65]; 2)" office:value-type="float" office:value="4.72" calcext:value-type="float">
            <text:p>4.72</text:p>
          </table:table-cell>
          <table:table-cell table:formula="of:=IF([.F65]&lt;1.8; 1; ROUND([.F65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formula="of:=ROUND([.D66]/[.E66]; 2)" office:value-type="float" office:value="3.59" calcext:value-type="float">
            <text:p>3.59</text:p>
          </table:table-cell>
          <table:table-cell table:formula="of:=IF([.F66]&lt;1.8; 1; ROUND([.F6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table:formula="of:=ROUND([.D67]/[.E67]; 2)" office:value-type="float" office:value="4.23" calcext:value-type="float">
            <text:p>4.23</text:p>
          </table:table-cell>
          <table:table-cell table:formula="of:=IF([.F67]&lt;1.8; 1; ROUND([.F6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ROUND([.D68]/[.E68]; 2)" office:value-type="float" office:value="3.28" calcext:value-type="float">
            <text:p>3.28</text:p>
          </table:table-cell>
          <table:table-cell table:formula="of:=IF([.F68]&lt;1.8; 1; ROUND([.F68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table:formula="of:=ROUND([.D69]/[.E69]; 2)" office:value-type="float" office:value="4.14" calcext:value-type="float">
            <text:p>4.14</text:p>
          </table:table-cell>
          <table:table-cell table:formula="of:=IF([.F69]&lt;1.8; 1; ROUND([.F6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formula="of:=ROUND([.D70]/[.E70]; 2)" office:value-type="float" office:value="3.8" calcext:value-type="float">
            <text:p>3.8</text:p>
          </table:table-cell>
          <table:table-cell table:formula="of:=IF([.F70]&lt;1.8; 1; ROUND([.F7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ROUND([.D71]/[.E71]; 2)" office:value-type="float" office:value="3.29" calcext:value-type="float">
            <text:p>3.29</text:p>
          </table:table-cell>
          <table:table-cell table:formula="of:=IF([.F71]&lt;1.8; 1; ROUND([.F71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table:formula="of:=ROUND([.D72]/[.E72]; 2)" office:value-type="float" office:value="3.48" calcext:value-type="float">
            <text:p>3.48</text:p>
          </table:table-cell>
          <table:table-cell table:formula="of:=IF([.F72]&lt;1.8; 1; ROUND([.F72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ROUND([.D73]/[.E73]; 2)" office:value-type="float" office:value="3.6" calcext:value-type="float">
            <text:p>3.6</text:p>
          </table:table-cell>
          <table:table-cell table:formula="of:=IF([.F73]&lt;1.8; 1; ROUND([.F7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table:formula="of:=ROUND([.D74]/[.E74]; 2)" office:value-type="float" office:value="3.62" calcext:value-type="float">
            <text:p>3.62</text:p>
          </table:table-cell>
          <table:table-cell table:formula="of:=IF([.F74]&lt;1.8; 1; ROUND([.F7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formula="of:=ROUND([.D75]/[.E75]; 2)" office:value-type="float" office:value="4.07" calcext:value-type="float">
            <text:p>4.07</text:p>
          </table:table-cell>
          <table:table-cell table:formula="of:=IF([.F75]&lt;1.8; 1; ROUND([.F75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formula="of:=ROUND([.D76]/[.E76]; 2)" office:value-type="float" office:value="3.52" calcext:value-type="float">
            <text:p>3.52</text:p>
          </table:table-cell>
          <table:table-cell table:formula="of:=IF([.F76]&lt;1.8; 1; ROUND([.F7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formula="of:=ROUND([.D77]/[.E77]; 2)" office:value-type="float" office:value="3.74" calcext:value-type="float">
            <text:p>3.74</text:p>
          </table:table-cell>
          <table:table-cell table:formula="of:=IF([.F77]&lt;1.8; 1; ROUND([.F7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formula="of:=ROUND([.D78]/[.E78]; 2)" office:value-type="float" office:value="4.18" calcext:value-type="float">
            <text:p>4.18</text:p>
          </table:table-cell>
          <table:table-cell table:formula="of:=IF([.F78]&lt;1.8; 1; ROUND([.F7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formula="of:=ROUND([.D79]/[.E79]; 2)" office:value-type="float" office:value="3.82" calcext:value-type="float">
            <text:p>3.82</text:p>
          </table:table-cell>
          <table:table-cell table:formula="of:=IF([.F79]&lt;1.8; 1; ROUND([.F7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formula="of:=ROUND([.D80]/[.E80]; 2)" office:value-type="float" office:value="3.1" calcext:value-type="float">
            <text:p>3.1</text:p>
          </table:table-cell>
          <table:table-cell table:formula="of:=IF([.F80]&lt;1.8; 1; ROUND([.F80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table:formula="of:=ROUND([.D81]/[.E81]; 2)" office:value-type="float" office:value="5.1" calcext:value-type="float">
            <text:p>5.1</text:p>
          </table:table-cell>
          <table:table-cell table:formula="of:=IF([.F81]&lt;1.8; 1; ROUND([.F81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formula="of:=ROUND([.D82]/[.E82]; 2)" office:value-type="float" office:value="3.7" calcext:value-type="float">
            <text:p>3.7</text:p>
          </table:table-cell>
          <table:table-cell table:formula="of:=IF([.F82]&lt;1.8; 1; ROUND([.F82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ROUND([.D83]/[.E83]; 2)" office:value-type="float" office:value="6" calcext:value-type="float">
            <text:p>6</text:p>
          </table:table-cell>
          <table:table-cell table:formula="of:=IF([.F83]&lt;1.8; 1; ROUND([.F83]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table:formula="of:=ROUND([.D84]/[.E84]; 2)" office:value-type="float" office:value="4.59" calcext:value-type="float">
            <text:p>4.59</text:p>
          </table:table-cell>
          <table:table-cell table:formula="of:=IF([.F84]&lt;1.8; 1; ROUND([.F84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ROUND([.D85]/[.E85]; 2)" office:value-type="float" office:value="2" calcext:value-type="float">
            <text:p>2</text:p>
          </table:table-cell>
          <table:table-cell table:formula="of:=IF([.F85]&lt;1.8; 1; ROUND([.F85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table:formula="of:=ROUND([.D86]/[.E86]; 2)" office:value-type="float" office:value="4.35" calcext:value-type="float">
            <text:p>4.35</text:p>
          </table:table-cell>
          <table:table-cell table:formula="of:=IF([.F86]&lt;1.8; 1; ROUND([.F8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table:formula="of:=ROUND([.D87]/[.E87]; 2)" office:value-type="float" office:value="4" calcext:value-type="float">
            <text:p>4</text:p>
          </table:table-cell>
          <table:table-cell table:formula="of:=IF([.F87]&lt;1.8; 1; ROUND([.F8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formula="of:=ROUND([.D88]/[.E88]; 2)" office:value-type="float" office:value="4.05" calcext:value-type="float">
            <text:p>4.05</text:p>
          </table:table-cell>
          <table:table-cell table:formula="of:=IF([.F88]&lt;1.8; 1; ROUND([.F8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table:formula="of:=ROUND([.D89]/[.E89]; 2)" office:value-type="float" office:value="4.04" calcext:value-type="float">
            <text:p>4.04</text:p>
          </table:table-cell>
          <table:table-cell table:formula="of:=IF([.F89]&lt;1.8; 1; ROUND([.F8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formula="of:=ROUND([.D90]/[.E90]; 2)" office:value-type="float" office:value="3.6" calcext:value-type="float">
            <text:p>3.6</text:p>
          </table:table-cell>
          <table:table-cell table:formula="of:=IF([.F90]&lt;1.8; 1; ROUND([.F9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formula="of:=ROUND([.D91]/[.E91]; 2)" office:value-type="float" office:value="4" calcext:value-type="float">
            <text:p>4</text:p>
          </table:table-cell>
          <table:table-cell table:formula="of:=IF([.F91]&lt;1.8; 1; ROUND([.F9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formula="of:=ROUND([.D92]/[.E92]; 2)" office:value-type="float" office:value="3.21" calcext:value-type="float">
            <text:p>3.21</text:p>
          </table:table-cell>
          <table:table-cell table:formula="of:=IF([.F92]&lt;1.8; 1; ROUND([.F92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ROUND([.D93]/[.E93]; 2)" office:value-type="float" office:value="3.04" calcext:value-type="float">
            <text:p>3.04</text:p>
          </table:table-cell>
          <table:table-cell table:formula="of:=IF([.F93]&lt;1.8; 1; ROUND([.F93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table:formula="of:=ROUND([.D94]/[.E94]; 2)" office:value-type="float" office:value="4.27" calcext:value-type="float">
            <text:p>4.27</text:p>
          </table:table-cell>
          <table:table-cell table:formula="of:=IF([.F94]&lt;1.8; 1; ROUND([.F9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formula="of:=ROUND([.D95]/[.E95]; 2)" office:value-type="float" office:value="3.38" calcext:value-type="float">
            <text:p>3.38</text:p>
          </table:table-cell>
          <table:table-cell table:formula="of:=IF([.F95]&lt;1.8; 1; ROUND([.F95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table:formula="of:=ROUND([.D96]/[.E96]; 2)" office:value-type="float" office:value="4.09" calcext:value-type="float">
            <text:p>4.09</text:p>
          </table:table-cell>
          <table:table-cell table:formula="of:=IF([.F96]&lt;1.8; 1; ROUND([.F9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formula="of:=ROUND([.D97]/[.E97]; 2)" office:value-type="float" office:value="4.62" calcext:value-type="float">
            <text:p>4.62</text:p>
          </table:table-cell>
          <table:table-cell table:formula="of:=IF([.F97]&lt;1.8; 1; ROUND([.F97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formula="of:=ROUND([.D98]/[.E98]; 2)" office:value-type="float" office:value="3.59" calcext:value-type="float">
            <text:p>3.59</text:p>
          </table:table-cell>
          <table:table-cell table:formula="of:=IF([.F98]&lt;1.8; 1; ROUND([.F9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formula="of:=ROUND([.D99]/[.E99]; 2)" office:value-type="float" office:value="3.27" calcext:value-type="float">
            <text:p>3.27</text:p>
          </table:table-cell>
          <table:table-cell table:formula="of:=IF([.F99]&lt;1.8; 1; ROUND([.F99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formula="of:=ROUND([.D100]/[.E100]; 2)" office:value-type="float" office:value="4.58" calcext:value-type="float">
            <text:p>4.58</text:p>
          </table:table-cell>
          <table:table-cell table:formula="of:=IF([.F100]&lt;1.8; 1; ROUND([.F100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table:formula="of:=ROUND([.D101]/[.E101]; 2)" office:value-type="float" office:value="3.79" calcext:value-type="float">
            <text:p>3.79</text:p>
          </table:table-cell>
          <table:table-cell table:formula="of:=IF([.F101]&lt;1.8; 1; ROUND([.F10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formula="of:=ROUND([.D102]/[.E102]; 2)" office:value-type="float" office:value="3.14" calcext:value-type="float">
            <text:p>3.14</text:p>
          </table:table-cell>
          <table:table-cell table:formula="of:=IF([.F102]&lt;1.8; 1; ROUND([.F102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formula="of:=ROUND([.D103]/[.E103]; 2)" office:value-type="float" office:value="4.67" calcext:value-type="float">
            <text:p>4.67</text:p>
          </table:table-cell>
          <table:table-cell table:formula="of:=IF([.F103]&lt;1.8; 1; ROUND([.F103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table:formula="of:=ROUND([.D104]/[.E104]; 2)" office:value-type="float" office:value="3.77" calcext:value-type="float">
            <text:p>3.77</text:p>
          </table:table-cell>
          <table:table-cell table:formula="of:=IF([.F104]&lt;1.8; 1; ROUND([.F10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ROUND([.D105]/[.E105]; 2)" office:value-type="float" office:value="3.67" calcext:value-type="float">
            <text:p>3.67</text:p>
          </table:table-cell>
          <table:table-cell table:formula="of:=IF([.F105]&lt;1.8; 1; ROUND([.F105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ROUND([.D106]/[.E106]; 2)" office:value-type="float" office:value="3" calcext:value-type="float">
            <text:p>3</text:p>
          </table:table-cell>
          <table:table-cell table:formula="of:=IF([.F106]&lt;1.8; 1; ROUND([.F106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ROUND([.D107]/[.E107]; 2)" office:value-type="float" office:value="2.78" calcext:value-type="float">
            <text:p>2.78</text:p>
          </table:table-cell>
          <table:table-cell table:formula="of:=IF([.F107]&lt;1.8; 1; ROUND([.F107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formula="of:=ROUND([.D108]/[.E108]; 2)" office:value-type="float" office:value="3" calcext:value-type="float">
            <text:p>3</text:p>
          </table:table-cell>
          <table:table-cell table:formula="of:=IF([.F108]&lt;1.8; 1; ROUND([.F108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table:formula="of:=ROUND([.D109]/[.E109]; 2)" office:value-type="float" office:value="4.43" calcext:value-type="float">
            <text:p>4.43</text:p>
          </table:table-cell>
          <table:table-cell table:formula="of:=IF([.F109]&lt;1.8; 1; ROUND([.F10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ROUND([.D110]/[.E110]; 2)" office:value-type="float" office:value="3.68" calcext:value-type="float">
            <text:p>3.68</text:p>
          </table:table-cell>
          <table:table-cell table:formula="of:=IF([.F110]&lt;1.8; 1; ROUND([.F11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table:formula="of:=ROUND([.D111]/[.E111]; 2)" office:value-type="float" office:value="3.84" calcext:value-type="float">
            <text:p>3.84</text:p>
          </table:table-cell>
          <table:table-cell table:formula="of:=IF([.F111]&lt;1.8; 1; ROUND([.F11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formula="of:=ROUND([.D112]/[.E112]; 2)" office:value-type="float" office:value="3.19" calcext:value-type="float">
            <text:p>3.19</text:p>
          </table:table-cell>
          <table:table-cell table:formula="of:=IF([.F112]&lt;1.8; 1; ROUND([.F112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ROUND([.D113]/[.E113]; 2)" office:value-type="float" office:value="3.58" calcext:value-type="float">
            <text:p>3.58</text:p>
          </table:table-cell>
          <table:table-cell table:formula="of:=IF([.F113]&lt;1.8; 1; ROUND([.F11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formula="of:=ROUND([.D114]/[.E114]; 2)" office:value-type="float" office:value="4.41" calcext:value-type="float">
            <text:p>4.41</text:p>
          </table:table-cell>
          <table:table-cell table:formula="of:=IF([.F114]&lt;1.8; 1; ROUND([.F11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table:formula="of:=ROUND([.D115]/[.E115]; 2)" office:value-type="float" office:value="3.73" calcext:value-type="float">
            <text:p>3.73</text:p>
          </table:table-cell>
          <table:table-cell table:formula="of:=IF([.F115]&lt;1.8; 1; ROUND([.F115]))" office:value-type="float" office:value="4" calcext:value-type="float">
            <text:p>4</text:p>
          </table:table-cell>
        </table:table-row>
        <table:table-row table:style-name="ro1">
          <table:table-cell table:style-name="ce77" office:value-type="string" calcext:value-type="string">
            <text:p>Total Result</text:p>
          </table:table-cell>
          <table:table-cell table:style-name="ce81"/>
          <table:table-cell table:style-name="ce83"/>
          <table:table-cell table:style-name="ce87" office:value-type="float" office:value="9445" calcext:value-type="float">
            <text:p>9445</text:p>
          </table:table-cell>
          <table:table-cell table:style-name="ce91" office:value-type="float" office:value="2462" calcext:value-type="float">
            <text:p>2462</text:p>
          </table:table-cell>
          <table:table-cell table:formula="of:=ROUND([.D116]/[.E116]; 2)" office:value-type="float" office:value="3.84" calcext:value-type="float">
            <text:p>3.84</text:p>
          </table:table-cell>
          <table:table-cell table:formula="of:=IF([.F116]&lt;1.8; 1; ROUND([.F116]))" office:value-type="float" office:value="4" calcext:value-type="float">
            <text:p>4</text:p>
          </table:table-cell>
        </table:table-row>
      </table:table>
      <table:table table:name="a)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cen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92" office:value-type="float" office:value="6" calcext:value-type="float">
            <text:p>6</text:p>
          </table:table-cell>
          <table:table-cell table:style-name="ce92" table:formula="of:=COUNTIF([.A:.A]; [.C2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table:formula="of:=COUNTIF([.A:.A]; [.C3]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table table:name="b)" table:style-name="ta1">
        <table:table-column table:style-name="co1" table:default-cell-style-name="ce94"/>
        <table:table-column table:style-name="co1" table:default-cell-style-name="ce99"/>
        <table:table-column table:style-name="co1" table:default-cell-style-name="ce103"/>
        <table:table-column table:style-name="co1" table:default-cell-style-name="Default"/>
        <table:table-row table:style-name="ro1">
          <table:table-cell table:style-name="ce93" office:value-type="string" calcext:value-type="string">
            <text:p>B26</text:p>
          </table:table-cell>
          <table:table-cell table:style-name="ce98" office:value-type="float" office:value="43" calcext:value-type="float">
            <text:p>43</text:p>
          </table:table-cell>
          <table:table-cell table:style-name="ce102" office:value-type="float" office:value="26" calcext:value-type="float">
            <text:p>26</text:p>
          </table:table-cell>
          <table:table-cell table:style-name="ce92" table:formula="of:=ROUND([.B1]/[.C1]; 2)" office:value-type="float" office:value="1.65" calcext:value-type="float">
            <text:p>1.65</text:p>
          </table:table-cell>
        </table:table-row>
        <table:table-row table:style-name="ro1">
          <table:table-cell table:style-name="ce93" office:value-type="string" calcext:value-type="string">
            <text:p>C8</text:p>
          </table:table-cell>
          <table:table-cell table:style-name="ce98" office:value-type="float" office:value="26" calcext:value-type="float">
            <text:p>26</text:p>
          </table:table-cell>
          <table:table-cell table:style-name="ce102" office:value-type="float" office:value="13" calcext:value-type="float">
            <text:p>13</text:p>
          </table:table-cell>
          <table:table-cell table:style-name="ce92" table:formula="of:=ROUND([.B2]/[.C2]; 2)" office:value-type="float" office:value="2" calcext:value-type="float">
            <text:p>2</text:p>
          </table:table-cell>
        </table:table-row>
        <table:table-row table:style-name="ro1">
          <table:table-cell table:style-name="ce93" office:value-type="string" calcext:value-type="string">
            <text:p>C15</text:p>
          </table:table-cell>
          <table:table-cell table:style-name="ce98" office:value-type="float" office:value="35" calcext:value-type="float">
            <text:p>35</text:p>
          </table:table-cell>
          <table:table-cell table:style-name="ce102" office:value-type="float" office:value="17" calcext:value-type="float">
            <text:p>17</text:p>
          </table:table-cell>
          <table:table-cell table:style-name="ce92" table:formula="of:=ROUND([.B3]/[.C3]; 2)" office:value-type="float" office:value="2.06" calcext:value-type="float">
            <text:p>2.06</text:p>
          </table:table-cell>
        </table:table-row>
        <table:table-row table:style-name="ro1">
          <table:table-cell table:style-name="ce93" office:value-type="string" calcext:value-type="string">
            <text:p>A27</text:p>
          </table:table-cell>
          <table:table-cell table:style-name="ce98" office:value-type="float" office:value="47" calcext:value-type="float">
            <text:p>47</text:p>
          </table:table-cell>
          <table:table-cell table:style-name="ce102" office:value-type="float" office:value="18" calcext:value-type="float">
            <text:p>18</text:p>
          </table:table-cell>
          <table:table-cell table:style-name="ce92" table:formula="of:=ROUND([.B4]/[.C4]; 2)" office:value-type="float" office:value="2.61" calcext:value-type="float">
            <text:p>2.61</text:p>
          </table:table-cell>
        </table:table-row>
        <table:table-row table:style-name="ro1">
          <table:table-cell table:style-name="ce93" office:value-type="string" calcext:value-type="string">
            <text:p>D28</text:p>
          </table:table-cell>
          <table:table-cell table:style-name="ce98" office:value-type="float" office:value="25" calcext:value-type="float">
            <text:p>25</text:p>
          </table:table-cell>
          <table:table-cell table:style-name="ce102" office:value-type="float" office:value="9" calcext:value-type="float">
            <text:p>9</text:p>
          </table:table-cell>
          <table:table-cell table:style-name="ce92" table:formula="of:=ROUND([.B5]/[.C5]; 2)" office:value-type="float" office:value="2.78" calcext:value-type="float">
            <text:p>2.78</text:p>
          </table:table-cell>
        </table:table-row>
        <table:table-row table:style-name="ro1">
          <table:table-cell table:style-name="ce93" office:value-type="string" calcext:value-type="string">
            <text:p>B10</text:p>
          </table:table-cell>
          <table:table-cell table:style-name="ce98" office:value-type="float" office:value="34" calcext:value-type="float">
            <text:p>34</text:p>
          </table:table-cell>
          <table:table-cell table:style-name="ce102" office:value-type="float" office:value="12" calcext:value-type="float">
            <text:p>12</text:p>
          </table:table-cell>
          <table:table-cell table:style-name="ce92" table:formula="of:=ROUND([.B6]/[.C6]; 2)" office:value-type="float" office:value="2.83" calcext:value-type="float">
            <text:p>2.83</text:p>
          </table:table-cell>
        </table:table-row>
        <table:table-row table:style-name="ro1">
          <table:table-cell table:style-name="ce93" office:value-type="string" calcext:value-type="string">
            <text:p>A12</text:p>
          </table:table-cell>
          <table:table-cell table:style-name="ce98" office:value-type="float" office:value="75" calcext:value-type="float">
            <text:p>75</text:p>
          </table:table-cell>
          <table:table-cell table:style-name="ce102" office:value-type="float" office:value="26" calcext:value-type="float">
            <text:p>26</text:p>
          </table:table-cell>
          <table:table-cell table:style-name="ce92" table:formula="of:=ROUND([.B7]/[.C7]; 2)" office:value-type="float" office:value="2.88" calcext:value-type="float">
            <text:p>2.88</text:p>
          </table:table-cell>
        </table:table-row>
        <table:table-row table:style-name="ro1">
          <table:table-cell table:style-name="ce93" office:value-type="string" calcext:value-type="string">
            <text:p>B13</text:p>
          </table:table-cell>
          <table:table-cell table:style-name="ce98" office:value-type="float" office:value="67" calcext:value-type="float">
            <text:p>67</text:p>
          </table:table-cell>
          <table:table-cell table:style-name="ce102" office:value-type="float" office:value="23" calcext:value-type="float">
            <text:p>23</text:p>
          </table:table-cell>
          <table:table-cell table:style-name="ce92" table:formula="of:=ROUND([.B8]/[.C8]; 2)" office:value-type="float" office:value="2.91" calcext:value-type="float">
            <text:p>2.91</text:p>
          </table:table-cell>
        </table:table-row>
        <table:table-row table:style-name="ro1">
          <table:table-cell table:style-name="ce93" office:value-type="string" calcext:value-type="string">
            <text:p>D27</text:p>
          </table:table-cell>
          <table:table-cell table:style-name="ce98" office:value-type="float" office:value="60" calcext:value-type="float">
            <text:p>60</text:p>
          </table:table-cell>
          <table:table-cell table:style-name="ce102" office:value-type="float" office:value="20" calcext:value-type="float">
            <text:p>20</text:p>
          </table:table-cell>
          <table:table-cell table:style-name="ce92" table:formula="of:=ROUND([.B9]/[.C9]; 2)" office:value-type="float" office:value="3" calcext:value-type="float">
            <text:p>3</text:p>
          </table:table-cell>
        </table:table-row>
        <table:table-row table:style-name="ro1">
          <table:table-cell table:style-name="ce93" office:value-type="string" calcext:value-type="string">
            <text:p>D29</text:p>
          </table:table-cell>
          <table:table-cell table:style-name="ce98" office:value-type="float" office:value="39" calcext:value-type="float">
            <text:p>39</text:p>
          </table:table-cell>
          <table:table-cell table:style-name="ce102" office:value-type="float" office:value="13" calcext:value-type="float">
            <text:p>13</text:p>
          </table:table-cell>
          <table:table-cell table:style-name="ce92" table:formula="of:=ROUND([.B10]/[.C10]; 2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ROUND([.B11]/[.C11]; 2)"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formula="of:=ROUND([.B12]/[.C12]; 2)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formula="of:=ROUND([.B13]/[.C13]; 2)"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formula="of:=ROUND([.B14]/[.C14]; 2)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formula="of:=ROUND([.B15]/[.C15]; 2)"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formula="of:=ROUND([.B16]/[.C16]; 2)"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formula="of:=ROUND([.B17]/[.C17]; 2)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formula="of:=ROUND([.B18]/[.C18]; 2)"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ROUND([.B19]/[.C19]; 2)"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formula="of:=ROUND([.B20]/[.C20]; 2)"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ROUND([.B21]/[.C21]; 2)"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formula="of:=ROUND([.B22]/[.C22]; 2)"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formula="of:=ROUND([.B23]/[.C23]; 2)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formula="of:=ROUND([.B24]/[.C24]; 2)"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ROUND([.B25]/[.C25]; 2)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ROUND([.B26]/[.C26]; 2)"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table:formula="of:=ROUND([.B27]/[.C27]; 2)"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formula="of:=ROUND([.B28]/[.C28]; 2)"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ROUND([.B29]/[.C29]; 2)"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formula="of:=ROUND([.B30]/[.C30]; 2)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table:formula="of:=ROUND([.B31]/[.C31]; 2)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formula="of:=ROUND([.B32]/[.C32]; 2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formula="of:=ROUND([.B33]/[.C33]; 2)"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ROUND([.B34]/[.C34]; 2)"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formula="of:=ROUND([.B35]/[.C35]; 2)"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formula="of:=ROUND([.B36]/[.C36]; 2)"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formula="of:=ROUND([.B37]/[.C37]; 2)"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ROUND([.B38]/[.C38]; 2)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formula="of:=ROUND([.B39]/[.C39]; 2)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table:formula="of:=ROUND([.B40]/[.C40]; 2)"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formula="of:=ROUND([.B41]/[.C41]; 2)"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table:formula="of:=ROUND([.B42]/[.C42]; 2)"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formula="of:=ROUND([.B43]/[.C43]; 2)"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ROUND([.B44]/[.C44]; 2)" office:value-type="float" office:value="3.67" calcext:value-type="float">
            <text:p>3.67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ROUND([.B45]/[.C45]; 2)"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ROUND([.B46]/[.C46]; 2)"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ROUND([.B47]/[.C47]; 2)"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table:formula="of:=ROUND([.B48]/[.C48]; 2)"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formula="of:=ROUND([.B49]/[.C49]; 2)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table:formula="of:=ROUND([.B50]/[.C50]; 2)"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style-name="ce100" office:value-type="float" office:value="97" calcext:value-type="float">
            <text:p>97</text:p>
          </table:table-cell>
          <table:table-cell table:style-name="ce104" office:value-type="float" office:value="26" calcext:value-type="float">
            <text:p>26</text:p>
          </table:table-cell>
          <table:table-cell table:formula="of:=ROUND([.B51]/[.C51]; 2)"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formula="of:=ROUND([.B52]/[.C52]; 2)" office:value-type="float" office:value="3.74" calcext:value-type="float">
            <text:p>3.74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ROUND([.B53]/[.C53]; 2)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table:formula="of:=ROUND([.B54]/[.C54]; 2)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ROUND([.B55]/[.C55]; 2)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ROUND([.B56]/[.C56]; 2)"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table:formula="of:=ROUND([.B57]/[.C57]; 2)"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formula="of:=ROUND([.B58]/[.C58]; 2)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table:formula="of:=ROUND([.B59]/[.C59]; 2)"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formula="of:=ROUND([.B60]/[.C60]; 2)"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formula="of:=ROUND([.B61]/[.C61]; 2)"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formula="of:=ROUND([.B62]/[.C62]; 2)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formula="of:=ROUND([.B63]/[.C63]; 2)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table:formula="of:=ROUND([.B64]/[.C64]; 2)" office:value-type="float" office:value="3.84" calcext:value-type="float">
            <text:p>3.84</text:p>
          </table:table-cell>
        </table:table-row>
        <table:table-row table:style-name="ro1">
          <table:table-cell table:style-name="ce95" office:value-type="string" calcext:value-type="string">
            <text:p>Total Result</text:p>
          </table:table-cell>
          <table:table-cell table:style-name="ce87" office:value-type="float" office:value="9445" calcext:value-type="float">
            <text:p>9445</text:p>
          </table:table-cell>
          <table:table-cell table:style-name="ce91" office:value-type="float" office:value="2462" calcext:value-type="float">
            <text:p>2462</text:p>
          </table:table-cell>
          <table:table-cell table:formula="of:=ROUND([.B65]/[.C65]; 2)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formula="of:=ROUND([.B66]/[.C66]; 2)"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table:formula="of:=ROUND([.B67]/[.C67]; 2)"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formula="of:=ROUND([.B68]/[.C68]; 2)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table:formula="of:=ROUND([.B69]/[.C69]; 2)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table:formula="of:=ROUND([.B70]/[.C70]; 2)"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B71]/[.C71]; 2)"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formula="of:=ROUND([.B72]/[.C72]; 2)"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formula="of:=ROUND([.B73]/[.C73]; 2)"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table:formula="of:=ROUND([.B74]/[.C74]; 2)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table:formula="of:=ROUND([.B75]/[.C75]; 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ROUND([.B76]/[.C76]; 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table:formula="of:=ROUND([.B77]/[.C77]; 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formula="of:=ROUND([.B78]/[.C78]; 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table:formula="of:=ROUND([.B79]/[.C79]; 2)"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formula="of:=ROUND([.B80]/[.C80]; 2)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formula="of:=ROUND([.B81]/[.C81]; 2)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ROUND([.B82]/[.C82]; 2)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formula="of:=ROUND([.B83]/[.C83]; 2)"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table:formula="of:=ROUND([.B84]/[.C84]; 2)"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formula="of:=ROUND([.B85]/[.C85]; 2)"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formula="of:=ROUND([.B86]/[.C86]; 2)" office:value-type="float" office:value="4.11" calcext:value-type="float">
            <text:p>4.11</text:p>
          </table:table-cell>
        </table:table-row>
        <table:table-row table:style-name="ro1">
          <table:table-cell table:style-name="ce96" office:value-type="string" calcext:value-type="string">
            <text:p>A1</text:p>
          </table:table-cell>
          <table:table-cell table:style-name="ce101" office:value-type="float" office:value="128" calcext:value-type="float">
            <text:p>128</text:p>
          </table:table-cell>
          <table:table-cell table:style-name="ce105" office:value-type="float" office:value="31" calcext:value-type="float">
            <text:p>31</text:p>
          </table:table-cell>
          <table:table-cell table:formula="of:=ROUND([.B87]/[.C87]; 2)"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formula="of:=ROUND([.B88]/[.C88]; 2)"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ROUND([.B89]/[.C89]; 2)"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table:formula="of:=ROUND([.B90]/[.C90]; 2)"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table:formula="of:=ROUND([.B91]/[.C91]; 2)"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formula="of:=ROUND([.B92]/[.C92]; 2)"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table:formula="of:=ROUND([.B93]/[.C93]; 2)"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table:formula="of:=ROUND([.B94]/[.C94]; 2)"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ROUND([.B95]/[.C95]; 2)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table:formula="of:=ROUND([.B96]/[.C96]; 2)"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table:formula="of:=ROUND([.B97]/[.C97]; 2)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table:formula="of:=ROUND([.B98]/[.C98]; 2)"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formula="of:=ROUND([.B99]/[.C99]; 2)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table:formula="of:=ROUND([.B100]/[.C100]; 2)"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table:formula="of:=ROUND([.B101]/[.C101]; 2)"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table:formula="of:=ROUND([.B102]/[.C102]; 2)"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table:formula="of:=ROUND([.B103]/[.C103]; 2)"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formula="of:=ROUND([.B104]/[.C104]; 2)"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table:formula="of:=ROUND([.B105]/[.C105]; 2)"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formula="of:=ROUND([.B106]/[.C106]; 2)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formula="of:=ROUND([.B107]/[.C107]; 2)"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formula="of:=ROUND([.B108]/[.C108]; 2)"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formula="of:=ROUND([.B109]/[.C109]; 2)"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formula="of:=ROUND([.B110]/[.C110]; 2)"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formula="of:=ROUND([.B111]/[.C111]; 2)" office:value-type="float" office:value="4.93" calcext:value-type="float">
            <text:p>4.9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table:formula="of:=ROUND([.B112]/[.C112]; 2)"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table:formula="of:=ROUND([.B113]/[.C113]; 2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ROUND([.B114]/[.C114]; 2)" office:value-type="float" office:value="6" calcext:value-type="float">
            <text:p>6</text:p>
          </table:table-cell>
        </table:table-row>
        <table:table-row table:style-name="ro1">
          <table:table-cell table:style-name="ce75" office:value-type="string" calcext:value-type="string">
            <text:p>kod</text:p>
          </table:table-cell>
          <table:table-cell table:style-name="ce85" office:value-type="string" calcext:value-type="string">
            <text:p>Sum - Ocena * waga</text:p>
          </table:table-cell>
          <table:table-cell table:style-name="ce89" office:value-type="string" calcext:value-type="string">
            <text:p>Sum - waga</text:p>
          </table:table-cell>
          <table:table-cell office:value-type="string" calcext:value-type="string">
            <text:p>Ocena ważona</text:p>
          </table:table-cell>
        </table:table-row>
        <table:table-row table:style-name="ro1">
          <table:table-cell table:style-name="ce97"/>
          <table:table-cell table:style-name="ce84" office:value-type="string" calcext:value-type="string">
            <text:p>Data</text:p>
          </table:table-cell>
          <table:table-cell table:style-name="ce88"/>
          <table:table-cell/>
        </table:table-row>
      </table:table>
      <table:table table:name="c)" table:style-name="ta1">
        <table:table-column table:style-name="co1" table:number-columns-repeated="3" table:default-cell-style-name="ce92"/>
        <table:table-row table:style-name="ro1">
          <table:table-cell office:value-type="string" calcext:value-type="string">
            <text:p>Kod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Końcowa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4.58" calcext:value-type="float">
            <text:p>4.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4.67" calcext:value-type="float">
            <text:p>4.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3.77" calcext:value-type="float">
            <text:p>3.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float" office:value="3.67" calcext:value-type="float">
            <text:p>3.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float" office:value="2.78" calcext:value-type="float">
            <text:p>2.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table table:name="d)" table:style-name="ta1">
        <table:table-column table:style-name="co1" table:default-cell-style-name="ce94"/>
        <table:table-column table:style-name="co1" table:number-columns-repeated="2" table:default-cell-style-name="ce80"/>
        <table:table-column table:style-name="co1" table:default-cell-style-name="Default"/>
        <table:table-row table:style-name="ro1">
          <table:table-cell table:style-name="ce97"/>
          <table:table-cell table:style-name="ce78"/>
          <table:table-cell table:style-name="ce82"/>
          <table:table-cell/>
        </table:table-row>
        <table:table-row table:style-name="ro1">
          <table:table-cell table:style-name="ce75" office:value-type="string" calcext:value-type="string">
            <text:p>kod</text:p>
          </table:table-cell>
          <table:table-cell table:style-name="ce79" office:value-type="string" calcext:value-type="string">
            <text:p>klasa</text:p>
          </table:table-cell>
          <table:table-cell table:style-name="ce79" office:value-type="string" calcext:value-type="string">
            <text:p>płeć</text:p>
          </table:table-cell>
          <table:table-cell office:value-type="string" calcext:value-type="string">
            <text:p>Ocena końcowa</text:p>
          </table:table-cell>
        </table:table-row>
        <table:table-row table:style-name="ro1">
          <table:table-cell table:style-name="ce96"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ężczyz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5" office:value-type="string" calcext:value-type="string">
            <text:p>Total Result</text:p>
          </table:table-cell>
          <table:table-cell table:style-name="ce81"/>
          <table:table-cell table:style-name="ce83"/>
          <table:table-cell office:value-type="float" office:value="4" calcext:value-type="float">
            <text:p>4</text:p>
          </table:table-cell>
        </table:table-row>
      </table:table>
      <table:table table:name="Pivot Table_d)_1" table:style-name="ta1">
        <table:shapes>
          <draw:frame draw:z-index="0" draw:style-name="gr1" draw:text-style-name="P1" svg:width="6.2988in" svg:height="3.5429in" svg:x="4.6961in" svg:y="0.928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6"/>
        <table:table-column table:style-name="co1" table:default-cell-style-name="ce108"/>
        <table:table-column table:style-name="co1" table:default-cell-style-name="ce111"/>
        <table:table-row table:style-name="ro1">
          <table:table-cell table:style-name="ce106" office:value-type="string" calcext:value-type="string">
            <text:p>klasa</text:p>
          </table:table-cell>
          <table:table-cell table:style-name="ce84" office:value-type="string" calcext:value-type="string">
            <text:p>płeć</text:p>
          </table:table-cell>
          <table:table-cell table:style-name="ce110" office:value-type="string" calcext:value-type="string">
            <text:p>Average - Ocena końcow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obieta</text:p>
          </table:table-cell>
          <table:table-cell office:value-type="float" office:value="3.82352941176471" calcext:value-type="float">
            <text:p>3.82352941176471</text:p>
          </table:table-cell>
        </table:table-row>
        <table:table-row table:style-name="ro1">
          <table:table-cell table:style-name="ce107"/>
          <table:table-cell table:style-name="ce109" office:value-type="string" calcext:value-type="string">
            <text:p>Mężczyzna</text:p>
          </table:table-cell>
          <table:table-cell table:style-name="ce112" office:value-type="float" office:value="4.18181818181818" calcext:value-type="float">
            <text:p>4.181818181818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obieta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table:style-name="ce107"/>
          <table:table-cell table:style-name="ce109" office:value-type="string" calcext:value-type="string">
            <text:p>Mężczyzna</text:p>
          </table:table-cell>
          <table:table-cell table:style-name="ce112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obieta</text:p>
          </table:table-cell>
          <table:table-cell office:value-type="float" office:value="3.9375" calcext:value-type="float">
            <text:p>3.9375</text:p>
          </table:table-cell>
        </table:table-row>
        <table:table-row table:style-name="ro1">
          <table:table-cell table:style-name="ce107"/>
          <table:table-cell table:style-name="ce109" office:value-type="string" calcext:value-type="string">
            <text:p>Mężczyzna</text:p>
          </table:table-cell>
          <table:table-cell table:style-name="ce112" office:value-type="float" office:value="3.78571428571429" calcext:value-type="float">
            <text:p>3.785714285714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obieta</text:p>
          </table:table-cell>
          <table:table-cell office:value-type="float" office:value="3.57142857142857" calcext:value-type="float">
            <text:p>3.57142857142857</text:p>
          </table:table-cell>
        </table:table-row>
        <table:table-row table:style-name="ro1">
          <table:table-cell table:style-name="ce107"/>
          <table:table-cell table:style-name="ce109" office:value-type="string" calcext:value-type="string">
            <text:p>Mężczyzna</text:p>
          </table:table-cell>
          <table:table-cell table:style-name="ce112" office:value-type="float" office:value="4" calcext:value-type="float">
            <text:p>4</text:p>
          </table:table-cell>
        </table:table-row>
        <table:table-row table:style-name="ro1">
          <table:table-cell table:style-name="ce76" office:value-type="string" calcext:value-type="string">
            <text:p>(empty)</text:p>
          </table:table-cell>
          <table:table-cell table:style-name="ce80" office:value-type="string" calcext:value-type="string">
            <text:p>(empty)</text:p>
          </table:table-cell>
          <table:table-cell table:style-name="ce113" office:value-type="float" office:value="4" calcext:value-type="float">
            <text:p>4</text:p>
          </table:table-cell>
        </table:table-row>
        <table:table-row table:style-name="ro1">
          <table:table-cell table:style-name="ce77" office:value-type="string" calcext:value-type="string">
            <text:p>Total Result</text:p>
          </table:table-cell>
          <table:table-cell table:style-name="ce83"/>
          <table:table-cell table:style-name="ce114" office:value-type="float" office:value="3.83333333333333" calcext:value-type="float">
            <text:p>3.83333333333333</text:p>
          </table:table-cell>
        </table:table-row>
      </table:table>
      <table:table table:name="Sheet7" table:style-name="ta1">
        <table:table-column table:style-name="co1" table:default-cell-style-name="ce76"/>
        <table:table-column table:style-name="co1" table:default-cell-style-name="ce86"/>
        <table:table-column table:style-name="co1" table:default-cell-style-name="ce9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od</text:p>
          </table:table-cell>
          <table:table-cell office:value-type="string" calcext:value-type="string">
            <text:p>Sum ocena</text:p>
          </table:table-cell>
          <table:table-cell office:value-type="string" calcext:value-type="string">
            <text:p>Sum waga</text:p>
          </table:table-cell>
          <table:table-cell office:value-type="string" calcext:value-type="string">
            <text:p>Średnia ważona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table:formula="of:=ROUND([.B2]/[.C2]; 2)" office:value-type="float" office:value="4" calcext:value-type="float">
            <text:p>4</text:p>
          </table:table-cell>
          <table:table-cell table:formula="of:=IF([.D2]&lt;1.8; 1; ROUND([.D2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formula="of:=ROUND([.B3]/[.C3]; 2)" office:value-type="float" office:value="4.05" calcext:value-type="float">
            <text:p>4.05</text:p>
          </table:table-cell>
          <table:table-cell table:formula="of:=IF([.D3]&lt;1.8; 1; ROUND([.D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table:formula="of:=ROUND([.B4]/[.C4]; 2)" office:value-type="float" office:value="4.04" calcext:value-type="float">
            <text:p>4.04</text:p>
          </table:table-cell>
          <table:table-cell table:formula="of:=IF([.D4]&lt;1.8; 1; ROUND([.D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formula="of:=ROUND([.B5]/[.C5]; 2)" office:value-type="float" office:value="3.6" calcext:value-type="float">
            <text:p>3.6</text:p>
          </table:table-cell>
          <table:table-cell table:formula="of:=IF([.D5]&lt;1.8; 1; ROUND([.D5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formula="of:=ROUND([.B6]/[.C6]; 2)" office:value-type="float" office:value="4" calcext:value-type="float">
            <text:p>4</text:p>
          </table:table-cell>
          <table:table-cell table:formula="of:=IF([.D6]&lt;1.8; 1; ROUND([.D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formula="of:=ROUND([.B7]/[.C7]; 2)" office:value-type="float" office:value="3.21" calcext:value-type="float">
            <text:p>3.21</text:p>
          </table:table-cell>
          <table:table-cell table:formula="of:=IF([.D7]&lt;1.8; 1; ROUND([.D7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ROUND([.B8]/[.C8]; 2)" office:value-type="float" office:value="3.04" calcext:value-type="float">
            <text:p>3.04</text:p>
          </table:table-cell>
          <table:table-cell table:formula="of:=IF([.D8]&lt;1.8; 1; ROUND([.D8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table:formula="of:=ROUND([.B9]/[.C9]; 2)" office:value-type="float" office:value="4.27" calcext:value-type="float">
            <text:p>4.27</text:p>
          </table:table-cell>
          <table:table-cell table:formula="of:=IF([.D9]&lt;1.8; 1; ROUND([.D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formula="of:=ROUND([.B10]/[.C10]; 2)" office:value-type="float" office:value="3.38" calcext:value-type="float">
            <text:p>3.38</text:p>
          </table:table-cell>
          <table:table-cell table:formula="of:=IF([.D10]&lt;1.8; 1; ROUND([.D10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table:formula="of:=ROUND([.B11]/[.C11]; 2)" office:value-type="float" office:value="4.09" calcext:value-type="float">
            <text:p>4.09</text:p>
          </table:table-cell>
          <table:table-cell table:formula="of:=IF([.D11]&lt;1.8; 1; ROUND([.D1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formula="of:=ROUND([.B12]/[.C12]; 2)" office:value-type="float" office:value="4.62" calcext:value-type="float">
            <text:p>4.62</text:p>
          </table:table-cell>
          <table:table-cell table:formula="of:=IF([.D12]&lt;1.8; 1; ROUND([.D12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formula="of:=ROUND([.B13]/[.C13]; 2)" office:value-type="float" office:value="3.59" calcext:value-type="float">
            <text:p>3.59</text:p>
          </table:table-cell>
          <table:table-cell table:formula="of:=IF([.D13]&lt;1.8; 1; ROUND([.D1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formula="of:=ROUND([.B14]/[.C14]; 2)" office:value-type="float" office:value="3.27" calcext:value-type="float">
            <text:p>3.27</text:p>
          </table:table-cell>
          <table:table-cell table:formula="of:=IF([.D14]&lt;1.8; 1; ROUND([.D14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formula="of:=ROUND([.B15]/[.C15]; 2)" office:value-type="float" office:value="4.58" calcext:value-type="float">
            <text:p>4.58</text:p>
          </table:table-cell>
          <table:table-cell table:formula="of:=IF([.D15]&lt;1.8; 1; ROUND([.D15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table:formula="of:=ROUND([.B16]/[.C16]; 2)" office:value-type="float" office:value="3.79" calcext:value-type="float">
            <text:p>3.79</text:p>
          </table:table-cell>
          <table:table-cell table:formula="of:=IF([.D16]&lt;1.8; 1; ROUND([.D1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formula="of:=ROUND([.B17]/[.C17]; 2)" office:value-type="float" office:value="3.14" calcext:value-type="float">
            <text:p>3.14</text:p>
          </table:table-cell>
          <table:table-cell table:formula="of:=IF([.D17]&lt;1.8; 1; ROUND([.D17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formula="of:=ROUND([.B18]/[.C18]; 2)" office:value-type="float" office:value="4.67" calcext:value-type="float">
            <text:p>4.67</text:p>
          </table:table-cell>
          <table:table-cell table:formula="of:=IF([.D18]&lt;1.8; 1; ROUND([.D18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table:formula="of:=ROUND([.B19]/[.C19]; 2)" office:value-type="float" office:value="3.77" calcext:value-type="float">
            <text:p>3.77</text:p>
          </table:table-cell>
          <table:table-cell table:formula="of:=IF([.D19]&lt;1.8; 1; ROUND([.D1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ROUND([.B20]/[.C20]; 2)" office:value-type="float" office:value="3.67" calcext:value-type="float">
            <text:p>3.67</text:p>
          </table:table-cell>
          <table:table-cell table:formula="of:=IF([.D20]&lt;1.8; 1; ROUND([.D2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ROUND([.B21]/[.C21]; 2)" office:value-type="float" office:value="3" calcext:value-type="float">
            <text:p>3</text:p>
          </table:table-cell>
          <table:table-cell table:formula="of:=IF([.D21]&lt;1.8; 1; ROUND([.D21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ROUND([.B22]/[.C22]; 2)" office:value-type="float" office:value="2.78" calcext:value-type="float">
            <text:p>2.78</text:p>
          </table:table-cell>
          <table:table-cell table:formula="of:=IF([.D22]&lt;1.8; 1; ROUND([.D22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formula="of:=ROUND([.B23]/[.C23]; 2)" office:value-type="float" office:value="3" calcext:value-type="float">
            <text:p>3</text:p>
          </table:table-cell>
          <table:table-cell table:formula="of:=IF([.D23]&lt;1.8; 1; ROUND([.D23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table:formula="of:=ROUND([.B24]/[.C24]; 2)" office:value-type="float" office:value="4.43" calcext:value-type="float">
            <text:p>4.43</text:p>
          </table:table-cell>
          <table:table-cell table:formula="of:=IF([.D24]&lt;1.8; 1; ROUND([.D2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ROUND([.B25]/[.C25]; 2)" office:value-type="float" office:value="3.68" calcext:value-type="float">
            <text:p>3.68</text:p>
          </table:table-cell>
          <table:table-cell table:formula="of:=IF([.D25]&lt;1.8; 1; ROUND([.D25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table:formula="of:=ROUND([.B26]/[.C26]; 2)" office:value-type="float" office:value="3.84" calcext:value-type="float">
            <text:p>3.84</text:p>
          </table:table-cell>
          <table:table-cell table:formula="of:=IF([.D26]&lt;1.8; 1; ROUND([.D2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formula="of:=ROUND([.B27]/[.C27]; 2)" office:value-type="float" office:value="3.19" calcext:value-type="float">
            <text:p>3.19</text:p>
          </table:table-cell>
          <table:table-cell table:formula="of:=IF([.D27]&lt;1.8; 1; ROUND([.D27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ROUND([.B28]/[.C28]; 2)" office:value-type="float" office:value="3.58" calcext:value-type="float">
            <text:p>3.58</text:p>
          </table:table-cell>
          <table:table-cell table:formula="of:=IF([.D28]&lt;1.8; 1; ROUND([.D2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formula="of:=ROUND([.B29]/[.C29]; 2)" office:value-type="float" office:value="4.41" calcext:value-type="float">
            <text:p>4.41</text:p>
          </table:table-cell>
          <table:table-cell table:formula="of:=IF([.D29]&lt;1.8; 1; ROUND([.D2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table:formula="of:=ROUND([.B30]/[.C30]; 2)" office:value-type="float" office:value="3.73" calcext:value-type="float">
            <text:p>3.73</text:p>
          </table:table-cell>
          <table:table-cell table:formula="of:=IF([.D30]&lt;1.8; 1; ROUND([.D30]))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3" table:target-range-address="'b)'.A1:'b)'.D116" table:contains-header="false">
          <table:sort>
            <table:sort-by table:field-number="3" table:data-type="automatic"/>
          </table:sort>
        </table:database-range>
      </table:database-ranges>
      <table:data-pilot-tables>
        <table:data-pilot-table table:name="DataPilot2" table:application-data="" table:target-range-address="ref2.A1:ref2.E116" table:buttons="ref2.A2 ref2.B2 ref2.C2 ref2.D1" table:show-filter-button="false" table:drill-down-on-double-click="false">
          <table:source-cell-range table:cell-range-address="ref.A1:ref.H12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od" table:orientation="row" table:used-hierarchy="0" table:function="auto">
            <table:data-pilot-level table:show-empty="false" calcext:repeat-item-labels="false">
              <table:data-pilot-members>
                <table:data-pilot-member table:name="A1" table:display="true" table:show-details="true"/>
                <table:data-pilot-member table:name="A10" table:display="true" table:show-details="true"/>
                <table:data-pilot-member table:name="A11" table:display="true" table:show-details="true"/>
                <table:data-pilot-member table:name="A12" table:display="true" table:show-details="true"/>
                <table:data-pilot-member table:name="A13" table:display="true" table:show-details="true"/>
                <table:data-pilot-member table:name="A14" table:display="true" table:show-details="true"/>
                <table:data-pilot-member table:name="A15" table:display="true" table:show-details="true"/>
                <table:data-pilot-member table:name="A16" table:display="true" table:show-details="true"/>
                <table:data-pilot-member table:name="A17" table:display="true" table:show-details="true"/>
                <table:data-pilot-member table:name="A18" table:display="true" table:show-details="true"/>
                <table:data-pilot-member table:name="A19" table:display="true" table:show-details="true"/>
                <table:data-pilot-member table:name="A2" table:display="true" table:show-details="true"/>
                <table:data-pilot-member table:name="A20" table:display="true" table:show-details="true"/>
                <table:data-pilot-member table:name="A21" table:display="true" table:show-details="true"/>
                <table:data-pilot-member table:name="A22" table:display="true" table:show-details="true"/>
                <table:data-pilot-member table:name="A23" table:display="true" table:show-details="true"/>
                <table:data-pilot-member table:name="A24" table:display="true" table:show-details="true"/>
                <table:data-pilot-member table:name="A25" table:display="true" table:show-details="true"/>
                <table:data-pilot-member table:name="A26" table:display="true" table:show-details="true"/>
                <table:data-pilot-member table:name="A27" table:display="true" table:show-details="true"/>
                <table:data-pilot-member table:name="A28" table:display="true" table:show-details="true"/>
                <table:data-pilot-member table:name="A3" table:display="true" table:show-details="true"/>
                <table:data-pilot-member table:name="A4" table:display="true" table:show-details="true"/>
                <table:data-pilot-member table:name="A5" table:display="true" table:show-details="true"/>
                <table:data-pilot-member table:name="A6" table:display="true" table:show-details="true"/>
                <table:data-pilot-member table:name="A7" table:display="true" table:show-details="true"/>
                <table:data-pilot-member table:name="A8" table:display="true" table:show-details="true"/>
                <table:data-pilot-member table:name="A9" table:display="true" table:show-details="true"/>
                <table:data-pilot-member table:name="B1" table:display="true" table:show-details="true"/>
                <table:data-pilot-member table:name="B10" table:display="true" table:show-details="true"/>
                <table:data-pilot-member table:name="B11" table:display="true" table:show-details="true"/>
                <table:data-pilot-member table:name="B12" table:display="true" table:show-details="true"/>
                <table:data-pilot-member table:name="B13" table:display="true" table:show-details="true"/>
                <table:data-pilot-member table:name="B14" table:display="true" table:show-details="true"/>
                <table:data-pilot-member table:name="B15" table:display="true" table:show-details="true"/>
                <table:data-pilot-member table:name="B16" table:display="true" table:show-details="true"/>
                <table:data-pilot-member table:name="B17" table:display="true" table:show-details="true"/>
                <table:data-pilot-member table:name="B18" table:display="true" table:show-details="true"/>
                <table:data-pilot-member table:name="B19" table:display="true" table:show-details="true"/>
                <table:data-pilot-member table:name="B2" table:display="true" table:show-details="true"/>
                <table:data-pilot-member table:name="B20" table:display="true" table:show-details="true"/>
                <table:data-pilot-member table:name="B21" table:display="true" table:show-details="true"/>
                <table:data-pilot-member table:name="B22" table:display="true" table:show-details="true"/>
                <table:data-pilot-member table:name="B23" table:display="true" table:show-details="true"/>
                <table:data-pilot-member table:name="B24" table:display="true" table:show-details="true"/>
                <table:data-pilot-member table:name="B25" table:display="true" table:show-details="true"/>
                <table:data-pilot-member table:name="B26" table:display="true" table:show-details="true"/>
                <table:data-pilot-member table:name="B3" table:display="true" table:show-details="true"/>
                <table:data-pilot-member table:name="B4" table:display="true" table:show-details="true"/>
                <table:data-pilot-member table:name="B5" table:display="true" table:show-details="true"/>
                <table:data-pilot-member table:name="B6" table:display="true" table:show-details="true"/>
                <table:data-pilot-member table:name="B7" table:display="true" table:show-details="true"/>
                <table:data-pilot-member table:name="B8" table:display="true" table:show-details="true"/>
                <table:data-pilot-member table:name="B9" table:display="true" table:show-details="true"/>
                <table:data-pilot-member table:name="C1" table:display="true" table:show-details="true"/>
                <table:data-pilot-member table:name="C10" table:display="true" table:show-details="true"/>
                <table:data-pilot-member table:name="C11" table:display="true" table:show-details="true"/>
                <table:data-pilot-member table:name="C12" table:display="true" table:show-details="true"/>
                <table:data-pilot-member table:name="C13" table:display="true" table:show-details="true"/>
                <table:data-pilot-member table:name="C14" table:display="true" table:show-details="true"/>
                <table:data-pilot-member table:name="C15" table:display="true" table:show-details="true"/>
                <table:data-pilot-member table:name="C16" table:display="true" table:show-details="true"/>
                <table:data-pilot-member table:name="C17" table:display="true" table:show-details="true"/>
                <table:data-pilot-member table:name="C18" table:display="true" table:show-details="true"/>
                <table:data-pilot-member table:name="C19" table:display="true" table:show-details="true"/>
                <table:data-pilot-member table:name="C2" table:display="true" table:show-details="true"/>
                <table:data-pilot-member table:name="C20" table:display="true" table:show-details="true"/>
                <table:data-pilot-member table:name="C21" table:display="true" table:show-details="true"/>
                <table:data-pilot-member table:name="C22" table:display="true" table:show-details="true"/>
                <table:data-pilot-member table:name="C23" table:display="true" table:show-details="true"/>
                <table:data-pilot-member table:name="C24" table:display="true" table:show-details="true"/>
                <table:data-pilot-member table:name="C25" table:display="true" table:show-details="true"/>
                <table:data-pilot-member table:name="C26" table:display="true" table:show-details="true"/>
                <table:data-pilot-member table:name="C27" table:display="true" table:show-details="true"/>
                <table:data-pilot-member table:name="C28" table:display="true" table:show-details="true"/>
                <table:data-pilot-member table:name="C29" table:display="true" table:show-details="true"/>
                <table:data-pilot-member table:name="C3" table:display="true" table:show-details="true"/>
                <table:data-pilot-member table:name="C30" table:display="true" table:show-details="true"/>
                <table:data-pilot-member table:name="C4" table:display="true" table:show-details="true"/>
                <table:data-pilot-member table:name="C5" table:display="true" table:show-details="true"/>
                <table:data-pilot-member table:name="C6" table:display="true" table:show-details="true"/>
                <table:data-pilot-member table:name="C7" table:display="true" table:show-details="true"/>
                <table:data-pilot-member table:name="C8" table:display="true" table:show-details="true"/>
                <table:data-pilot-member table:name="C9" table:display="true" table:show-details="true"/>
                <table:data-pilot-member table:name="D1" table:display="true" table:show-details="true"/>
                <table:data-pilot-member table:name="D10" table:display="true" table:show-details="true"/>
                <table:data-pilot-member table:name="D11" table:display="true" table:show-details="true"/>
                <table:data-pilot-member table:name="D12" table:display="true" table:show-details="true"/>
                <table:data-pilot-member table:name="D13" table:display="true" table:show-details="true"/>
                <table:data-pilot-member table:name="D14" table:display="true" table:show-details="true"/>
                <table:data-pilot-member table:name="D15" table:display="true" table:show-details="true"/>
                <table:data-pilot-member table:name="D16" table:display="true" table:show-details="true"/>
                <table:data-pilot-member table:name="D17" table:display="true" table:show-details="true"/>
                <table:data-pilot-member table:name="D18" table:display="true" table:show-details="true"/>
                <table:data-pilot-member table:name="D19" table:display="true" table:show-details="true"/>
                <table:data-pilot-member table:name="D2" table:display="true" table:show-details="true"/>
                <table:data-pilot-member table:name="D20" table:display="true" table:show-details="true"/>
                <table:data-pilot-member table:name="D21" table:display="true" table:show-details="true"/>
                <table:data-pilot-member table:name="D22" table:display="true" table:show-details="true"/>
                <table:data-pilot-member table:name="D23" table:display="true" table:show-details="true"/>
                <table:data-pilot-member table:name="D24" table:display="true" table:show-details="true"/>
                <table:data-pilot-member table:name="D25" table:display="true" table:show-details="true"/>
                <table:data-pilot-member table:name="D26" table:display="true" table:show-details="true"/>
                <table:data-pilot-member table:name="D27" table:display="true" table:show-details="true"/>
                <table:data-pilot-member table:name="D28" table:display="true" table:show-details="true"/>
                <table:data-pilot-member table:name="D29" table:display="true" table:show-details="true"/>
                <table:data-pilot-member table:name="D3" table:display="true" table:show-details="true"/>
                <table:data-pilot-member table:name="D4" table:display="true" table:show-details="true"/>
                <table:data-pilot-member table:name="D5" table:display="true" table:show-details="true"/>
                <table:data-pilot-member table:name="D6" table:display="true" table:show-details="true"/>
                <table:data-pilot-member table:name="D7" table:display="true" table:show-details="true"/>
                <table:data-pilot-member table:name="D8" table:display="true" table:show-details="true"/>
                <table:data-pilot-member table:name="D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lasa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obieta" table:display="true" table:show-details="true"/>
                <table:data-pilot-member table:name="Mężczyz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cena * waga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ga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vot Table_d)_1'.A1:'Pivot Table_d)_1'.C11" table:buttons="'Pivot Table_d)_1'.A1 'Pivot Table_d)_1'.B1" table:show-filter-button="false" table:drill-down-on-double-click="false">
          <table:source-cell-range table:cell-range-address="'d)'.B2:'d)'.D1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lasa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obieta" table:display="true" table:show-details="true"/>
                <table:data-pilot-member table:name="Mężczyzn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cena końcowa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19:16:55.477000000</meta:creation-date>
    <dc:date>2023-04-18T08:51:07.942000000</dc:date>
    <meta:editing-duration>PT17M32S</meta:editing-duration>
    <meta:editing-cycles>2</meta:editing-cycles>
    <meta:generator>LibreOffice/7.4.1.2$Windows_X86_64 LibreOffice_project/3c58a8f3a960df8bc8fd77b461821e42c061c5f0</meta:generator>
    <meta:document-statistic meta:table-count="8" meta:cell-count="1340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065cm" svg:y="0.375cm" svg:width="11.805cm" svg:height="5.1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Kobieta</text:p>
                <text:list>
                  <text:list-item>
                    <text:p>A</text:p>
                  </text:list-item>
                  <text:list-item>
                    <text:p>Kobieta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.82352941176471">
                <text:p>3.823529411764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 Mężczyzna</text:p>
                <text:list>
                  <text:list-item>
                    <text:p/>
                  </text:list-item>
                  <text:list-item>
                    <text:p>Mężczyzna</text:p>
                  </text:list-item>
                </text:list>
              </table:table-cell>
              <table:table-cell office:value-type="float" office:value="4.18181818181818">
                <text:p>4.18181818181818</text:p>
              </table:table-cell>
            </table:table-row>
            <table:table-row>
              <table:table-cell office:value-type="string">
                <text:p>B Kobieta</text:p>
                <text:list>
                  <text:list-item>
                    <text:p>B</text:p>
                  </text:list-item>
                  <text:list-item>
                    <text:p>Kobieta</text:p>
                  </text:list-item>
                </text:list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B Mężczyzna</text:p>
                <text:list>
                  <text:list-item>
                    <text:p/>
                  </text:list-item>
                  <text:list-item>
                    <text:p>Mężczyzna</text:p>
                  </text:list-item>
                </text:list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C Kobieta</text:p>
                <text:list>
                  <text:list-item>
                    <text:p>C</text:p>
                  </text:list-item>
                  <text:list-item>
                    <text:p>Kobieta</text:p>
                  </text:list-item>
                </text:list>
              </table:table-cell>
              <table:table-cell office:value-type="float" office:value="3.9375">
                <text:p>3.9375</text:p>
              </table:table-cell>
            </table:table-row>
            <table:table-row>
              <table:table-cell office:value-type="string">
                <text:p>C Mężczyzna</text:p>
                <text:list>
                  <text:list-item>
                    <text:p/>
                  </text:list-item>
                  <text:list-item>
                    <text:p>Mężczyzna</text:p>
                  </text:list-item>
                </text:list>
              </table:table-cell>
              <table:table-cell office:value-type="float" office:value="3.78571428571429">
                <text:p>3.78571428571429</text:p>
              </table:table-cell>
            </table:table-row>
            <table:table-row>
              <table:table-cell office:value-type="string">
                <text:p>D Kobieta</text:p>
                <text:list>
                  <text:list-item>
                    <text:p>D</text:p>
                  </text:list-item>
                  <text:list-item>
                    <text:p>Kobieta</text:p>
                  </text:list-item>
                </text:list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D Mężczyzna</text:p>
                <text:list>
                  <text:list-item>
                    <text:p/>
                  </text:list-item>
                  <text:list-item>
                    <text:p>Mężczyzna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(empty) (empty)</text:p>
                <text:list>
                  <text:list-item>
                    <text:p>(empty)</text:p>
                  </text:list-item>
                  <text:list-item>
                    <text:p>(empty)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